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53cm"/>
    </style:style>
    <style:style style:name="co3" style:family="table-column">
      <style:table-column-properties fo:break-before="auto" style:column-width="6.881cm"/>
    </style:style>
    <style:style style:name="co4" style:family="table-column">
      <style:table-column-properties fo:break-before="auto" style:column-width="6.77cm"/>
    </style:style>
    <style:style style:name="co6" style:family="table-column">
      <style:table-column-properties fo:break-before="auto" style:column-width="1.52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ournamentID</text:p>
          </table:table-cell>
          <table:table-cell table:style-name="ce1" office:value-type="string">
            <text:p>PlayerID</text:p>
          </table:table-cell>
          <table:table-cell table:style-name="ce1" office:value-type="string">
            <text:p>Placing</text:p>
          </table:table-cell>
          <table:table-cell/>
        </table:table-row>
        <table:table-row table:style-name="ro1">
          <table:table-cell office:value-type="string">
            <text:p>f17da350-e0f2-4dd5-b8f1-da353cd915ad</text:p>
          </table:table-cell>
          <table:table-cell office:value-type="string">
            <text:p>070bca74-e7d3-42b5-921a-3df71b01182e</text:p>
          </table:table-cell>
          <table:table-cell office:value-type="string">
            <text:p>89d29f8a-4424-40cd-92f3-96ce1da22a96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string">
            <text:p>fa6dcb5b-6fc6-4614-b22d-7bcbebf54b4d</text:p>
          </table:table-cell>
          <table:table-cell office:value-type="string">
            <text:p>070bca74-e7d3-42b5-921a-3df71b01182e</text:p>
          </table:table-cell>
          <table:table-cell office:value-type="string">
            <text:p>d9770964-7680-4265-84c2-e52a148770c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16c7121-c28b-4c7b-a7ca-a7788df89d26</text:p>
          </table:table-cell>
          <table:table-cell office:value-type="string">
            <text:p>d7932d02-7fe0-4ed6-9039-2cc7e5f666e3</text:p>
          </table:table-cell>
          <table:table-cell office:value-type="string">
            <text:p>89d29f8a-4424-40cd-92f3-96ce1da22a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d8b1bd3-3dab-492c-9fd3-7904148fedb5</text:p>
          </table:table-cell>
          <table:table-cell office:value-type="string">
            <text:p>d7932d02-7fe0-4ed6-9039-2cc7e5f666e3</text:p>
          </table:table-cell>
          <table:table-cell office:value-type="string">
            <text:p>d9770964-7680-4265-84c2-e52a148770c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18e5fc40-10e7-456b-acad-baadbfe9819c</text:p>
          </table:table-cell>
          <table:table-cell office:value-type="string">
            <text:p>d7932d02-7fe0-4ed6-9039-2cc7e5f666e3</text:p>
          </table:table-cell>
          <table:table-cell office:value-type="string">
            <text:p>021eb616-9563-41f9-8a04-f2719754a696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c27a4564-4c76-4f29-b729-76a1f71ee211</text:p>
          </table:table-cell>
          <table:table-cell office:value-type="string">
            <text:p>d7932d02-7fe0-4ed6-9039-2cc7e5f666e3</text:p>
          </table:table-cell>
          <table:table-cell office:value-type="string">
            <text:p>6766e5ea-3e34-47b6-abc6-12bf05c27f3f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2770bab4-3e75-4d9c-8e94-aa222d00df88</text:p>
          </table:table-cell>
          <table:table-cell table:number-columns-repeated="4"/>
        </table:table-row>
        <table:table-row table:style-name="ro1">
          <table:table-cell office:value-type="string">
            <text:p>7aa81ceb-01b5-4a27-888c-1903d4d971e4</text:p>
          </table:table-cell>
          <table:table-cell office:value-type="string">
            <text:p>0c2e9adb-ba59-4a65-9f36-c3c097f49940</text:p>
          </table:table-cell>
          <table:table-cell office:value-type="string">
            <text:p>89d29f8a-4424-40cd-92f3-96ce1da22a96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a0f9cc76-6cd0-4137-865d-55211d0ee365</text:p>
          </table:table-cell>
          <table:table-cell office:value-type="string">
            <text:p>0c2e9adb-ba59-4a65-9f36-c3c097f49940</text:p>
          </table:table-cell>
          <table:table-cell office:value-type="string">
            <text:p>6766e5ea-3e34-47b6-abc6-12bf05c27f3f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88aa9aa-8c4c-4c46-a4ba-9e989f890cfc</text:p>
          </table:table-cell>
          <table:table-cell office:value-type="string">
            <text:p>0c2e9adb-ba59-4a65-9f36-c3c097f49940</text:p>
          </table:table-cell>
          <table:table-cell office:value-type="string">
            <text:p>021eb616-9563-41f9-8a04-f2719754a696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9215078b-315d-4161-bb93-e4654a599fac</text:p>
          </table:table-cell>
          <table:table-cell office:value-type="string">
            <text:p>0c2e9adb-ba59-4a65-9f36-c3c097f49940</text:p>
          </table:table-cell>
          <table:table-cell office:value-type="string">
            <text:p>a4f2b20c-9d4e-45de-a7e0-db85add12fe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313b9346-5098-4f12-b378-e5276f9bf472</text:p>
          </table:table-cell>
          <table:table-cell office:value-type="string">
            <text:p>0c2e9adb-ba59-4a65-9f36-c3c097f49940</text:p>
          </table:table-cell>
          <table:table-cell office:value-type="string">
            <text:p>607bb5fb-392b-43c4-bd36-2a423f96d01f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82d1a707-ae33-4df3-b2ef-d8e984b54712</text:p>
          </table:table-cell>
          <table:table-cell office:value-type="string">
            <text:p>ee54d2bf-5e1f-4f8b-8205-6e9aee8655bd</text:p>
          </table:table-cell>
          <table:table-cell office:value-type="string">
            <text:p>89d29f8a-4424-40cd-92f3-96ce1da22a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7261c0f6-b69f-49c8-9dd4-e0d75a284c45</text:p>
          </table:table-cell>
          <table:table-cell office:value-type="string">
            <text:p>ee54d2bf-5e1f-4f8b-8205-6e9aee8655bd</text:p>
          </table:table-cell>
          <table:table-cell office:value-type="string">
            <text:p>6766e5ea-3e34-47b6-abc6-12bf05c27f3f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ea255ed-1292-4abc-9498-02fff6ead6ad</text:p>
          </table:table-cell>
          <table:table-cell office:value-type="string">
            <text:p>ee54d2bf-5e1f-4f8b-8205-6e9aee8655bd</text:p>
          </table:table-cell>
          <table:table-cell office:value-type="string">
            <text:p>021eb616-9563-41f9-8a04-f2719754a696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3c3a1b53-0055-4839-ab5c-00cd9c8e6657</text:p>
          </table:table-cell>
          <table:table-cell office:value-type="string">
            <text:p>ee54d2bf-5e1f-4f8b-8205-6e9aee8655bd</text:p>
          </table:table-cell>
          <table:table-cell office:value-type="string">
            <text:p>a4f2b20c-9d4e-45de-a7e0-db85add12fe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ef68775-807c-4da7-872b-3160539319e9</text:p>
          </table:table-cell>
          <table:table-cell office:value-type="string">
            <text:p>b1c9be47-2125-4bf2-91a3-0a622920a795</text:p>
          </table:table-cell>
          <table:table-cell office:value-type="string">
            <text:p>89d29f8a-4424-40cd-92f3-96ce1da22a96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de662419-50ba-4429-8648-90a756444058</text:p>
          </table:table-cell>
          <table:table-cell office:value-type="string">
            <text:p>b1c9be47-2125-4bf2-91a3-0a622920a795</text:p>
          </table:table-cell>
          <table:table-cell office:value-type="string">
            <text:p>6766e5ea-3e34-47b6-abc6-12bf05c27f3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67500aee-102f-429c-b14b-9c6977f5314c</text:p>
          </table:table-cell>
          <table:table-cell office:value-type="string">
            <text:p>b1c9be47-2125-4bf2-91a3-0a622920a795</text:p>
          </table:table-cell>
          <table:table-cell office:value-type="string">
            <text:p>021eb616-9563-41f9-8a04-f2719754a69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69649113-af9c-4991-98cd-39d6facdc45d</text:p>
          </table:table-cell>
          <table:table-cell office:value-type="string">
            <text:p>b1c9be47-2125-4bf2-91a3-0a622920a795</text:p>
          </table:table-cell>
          <table:table-cell office:value-type="string">
            <text:p>a4f2b20c-9d4e-45de-a7e0-db85add12fe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fdbbcf6c-b440-43a4-b33b-126007aa6bdc</text:p>
          </table:table-cell>
          <table:table-cell office:value-type="string">
            <text:p>b1c9be47-2125-4bf2-91a3-0a622920a795</text:p>
          </table:table-cell>
          <table:table-cell office:value-type="string">
            <text:p>db2580cb-4b54-48f3-b124-c13b3fc6c71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e57a0e8d-fd8c-4246-9bfd-3a70895d9952</text:p>
          </table:table-cell>
          <table:table-cell office:value-type="string">
            <text:p>b1c9be47-2125-4bf2-91a3-0a622920a795</text:p>
          </table:table-cell>
          <table:table-cell office:value-type="string">
            <text:p>8205ad03-25b3-4b7c-b7d9-64d9367acaa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dae9357c-e8ae-49b1-b370-7953cec833a6</text:p>
          </table:table-cell>
          <table:table-cell office:value-type="string">
            <text:p>b1c9be47-2125-4bf2-91a3-0a622920a795</text:p>
          </table:table-cell>
          <table:table-cell office:value-type="string">
            <text:p>57683e43-47c7-4ea5-a484-ac8f3bd5b809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03ff1fa6-0efa-4b63-8b85-53c754164d5e</text:p>
          </table:table-cell>
          <table:table-cell office:value-type="string">
            <text:p>b1c9be47-2125-4bf2-91a3-0a622920a795</text:p>
          </table:table-cell>
          <table:table-cell office:value-type="string">
            <text:p>c11219ca-b438-4a9c-b498-d399336b906c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aafda97-2c0d-470d-96e1-397e9e529e0b</text:p>
          </table:table-cell>
          <table:table-cell office:value-type="string">
            <text:p>67fddd1f-1122-4019-8bf2-bd6e5eae79f8</text:p>
          </table:table-cell>
          <table:table-cell office:value-type="string">
            <text:p>db2580cb-4b54-48f3-b124-c13b3fc6c7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067b92a-ce34-4c71-b2e3-5edbf5d0701a</text:p>
          </table:table-cell>
          <table:table-cell office:value-type="string">
            <text:p>67fddd1f-1122-4019-8bf2-bd6e5eae79f8</text:p>
          </table:table-cell>
          <table:table-cell office:value-type="string">
            <text:p>021eb616-9563-41f9-8a04-f2719754a69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5cdae01f-32bf-4819-90e8-e912922d5efb</text:p>
          </table:table-cell>
          <table:table-cell office:value-type="string">
            <text:p>67fddd1f-1122-4019-8bf2-bd6e5eae79f8</text:p>
          </table:table-cell>
          <table:table-cell office:value-type="string">
            <text:p>89d29f8a-4424-40cd-92f3-96ce1da22a96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ad96a44-53dd-407b-8535-a0a8c20ac6e0</text:p>
          </table:table-cell>
          <table:table-cell office:value-type="string">
            <text:p>6ea5ac54-c62f-4e6f-a9a2-ddb5dbfd67c2</text:p>
          </table:table-cell>
          <table:table-cell office:value-type="string">
            <text:p>89d29f8a-4424-40cd-92f3-96ce1da22a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6a61ebba-c03e-42f0-8ad7-0cba34d47a89</text:p>
          </table:table-cell>
          <table:table-cell office:value-type="string">
            <text:p>6ea5ac54-c62f-4e6f-a9a2-ddb5dbfd67c2</text:p>
          </table:table-cell>
          <table:table-cell office:value-type="string">
            <text:p>021eb616-9563-41f9-8a04-f2719754a69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7c5f3cc9-0db7-4151-b01e-a75113e3aac7</text:p>
          </table:table-cell>
          <table:table-cell office:value-type="string">
            <text:p>6ea5ac54-c62f-4e6f-a9a2-ddb5dbfd67c2</text:p>
          </table:table-cell>
          <table:table-cell office:value-type="string">
            <text:p>db2580cb-4b54-48f3-b124-c13b3fc6c71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dd9906b3-f643-478d-affc-0ba57aef26c0</text:p>
          </table:table-cell>
          <table:table-cell office:value-type="string">
            <text:p>6ea5ac54-c62f-4e6f-a9a2-ddb5dbfd67c2</text:p>
          </table:table-cell>
          <table:table-cell office:value-type="string">
            <text:p>6766e5ea-3e34-47b6-abc6-12bf05c27f3f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5c6d56a4-8407-484a-aeba-50651054e33b</text:p>
          </table:table-cell>
          <table:table-cell office:value-type="string">
            <text:p>6ea5ac54-c62f-4e6f-a9a2-ddb5dbfd67c2</text:p>
          </table:table-cell>
          <table:table-cell office:value-type="string">
            <text:p>a4f2b20c-9d4e-45de-a7e0-db85add12fe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34508def-361d-42e9-ab08-a303c249252b</text:p>
          </table:table-cell>
          <table:table-cell table:number-columns-repeated="4"/>
        </table:table-row>
        <table:table-row table:style-name="ro1">
          <table:table-cell office:value-type="string">
            <text:p>440016c2-f465-436b-9c9d-9c5480895627</text:p>
          </table:table-cell>
          <table:table-cell office:value-type="string">
            <text:p>f91f3027-cff8-43c4-9e12-e21f9fa002f1</text:p>
          </table:table-cell>
          <table:table-cell office:value-type="string">
            <text:p>89d29f8a-4424-40cd-92f3-96ce1da22a96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1ba46006-8d4b-420b-96e4-db2128240181</text:p>
          </table:table-cell>
          <table:table-cell office:value-type="string">
            <text:p>f91f3027-cff8-43c4-9e12-e21f9fa002f1</text:p>
          </table:table-cell>
          <table:table-cell office:value-type="string">
            <text:p>021eb616-9563-41f9-8a04-f2719754a6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8f10ead6-9c6a-4c21-bc01-6bdc271b9c18</text:p>
          </table:table-cell>
          <table:table-cell office:value-type="string">
            <text:p>6383f32a-6c5a-4455-a7df-2f607e8a3fc3</text:p>
          </table:table-cell>
          <table:table-cell office:value-type="string">
            <text:p>89d29f8a-4424-40cd-92f3-96ce1da22a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06f3fdad-d3c0-4830-82db-87675df4f4b2</text:p>
          </table:table-cell>
          <table:table-cell office:value-type="string">
            <text:p>6383f32a-6c5a-4455-a7df-2f607e8a3fc3</text:p>
          </table:table-cell>
          <table:table-cell office:value-type="string">
            <text:p>021eb616-9563-41f9-8a04-f2719754a69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d1c3d90-3be5-43ee-ad60-ddcde37ab869</text:p>
          </table:table-cell>
          <table:table-cell office:value-type="string">
            <text:p>6383f32a-6c5a-4455-a7df-2f607e8a3fc3</text:p>
          </table:table-cell>
          <table:table-cell office:value-type="string">
            <text:p>8205ad03-25b3-4b7c-b7d9-64d9367acaa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ae874e4-d00c-4abc-9280-dc35c0024077</text:p>
          </table:table-cell>
          <table:table-cell office:value-type="string">
            <text:p>6383f32a-6c5a-4455-a7df-2f607e8a3fc3</text:p>
          </table:table-cell>
          <table:table-cell office:value-type="string">
            <text:p>a4f2b20c-9d4e-45de-a7e0-db85add12fe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4ce2d8d5-5102-45c5-b8b5-c6befbcf1288</text:p>
          </table:table-cell>
          <table:table-cell office:value-type="string">
            <text:p>baf76a17-8749-4bf4-a661-e2fed62e376d</text:p>
          </table:table-cell>
          <table:table-cell office:value-type="string">
            <text:p>89d29f8a-4424-40cd-92f3-96ce1da22a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51d5080-d5bc-4653-8f6d-196654606311</text:p>
          </table:table-cell>
          <table:table-cell office:value-type="string">
            <text:p>baf76a17-8749-4bf4-a661-e2fed62e376d</text:p>
          </table:table-cell>
          <table:table-cell office:value-type="string">
            <text:p>c11219ca-b438-4a9c-b498-d399336b906c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52cfe4fb-e519-4145-873e-6ffefc296a21</text:p>
          </table:table-cell>
          <table:table-cell office:value-type="string">
            <text:p>baf76a17-8749-4bf4-a661-e2fed62e376d</text:p>
          </table:table-cell>
          <table:table-cell office:value-type="string">
            <text:p>021eb616-9563-41f9-8a04-f2719754a696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d23411a4-e261-4255-8af6-c0d0430b0aa9</text:p>
          </table:table-cell>
          <table:table-cell office:value-type="string">
            <text:p>cdab310b-7e2a-4ec5-bc18-1f5caf6de07d</text:p>
          </table:table-cell>
          <table:table-cell office:value-type="string">
            <text:p>89d29f8a-4424-40cd-92f3-96ce1da22a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9aadac3-6601-424e-8d18-ef5d8a195b6f</text:p>
          </table:table-cell>
          <table:table-cell office:value-type="string">
            <text:p>cdab310b-7e2a-4ec5-bc18-1f5caf6de07d</text:p>
          </table:table-cell>
          <table:table-cell office:value-type="string">
            <text:p>8205ad03-25b3-4b7c-b7d9-64d9367acaa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88d4bdbf-80e8-4ca9-9e31-eac08b027f36</text:p>
          </table:table-cell>
          <table:table-cell office:value-type="string">
            <text:p>cdab310b-7e2a-4ec5-bc18-1f5caf6de07d</text:p>
          </table:table-cell>
          <table:table-cell office:value-type="string">
            <text:p>6766e5ea-3e34-47b6-abc6-12bf05c27f3f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60dd49db-ec3f-463f-b606-474e8b81844b</text:p>
          </table:table-cell>
          <table:table-cell office:value-type="string">
            <text:p>cdab310b-7e2a-4ec5-bc18-1f5caf6de07d</text:p>
          </table:table-cell>
          <table:table-cell office:value-type="string">
            <text:p>607bb5fb-392b-43c4-bd36-2a423f96d01f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9bf626ea-2c3b-4b5f-8be2-3ba4575aee70</text:p>
          </table:table-cell>
          <table:table-cell office:value-type="string">
            <text:p>cdab310b-7e2a-4ec5-bc18-1f5caf6de07d</text:p>
          </table:table-cell>
          <table:table-cell office:value-type="string">
            <text:p>b93d767c-a276-4644-974d-78c218f2a98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4bf49072-c1cb-42e9-a2e7-a19371ed4bbf</text:p>
          </table:table-cell>
          <table:table-cell office:value-type="string">
            <text:p>cdab310b-7e2a-4ec5-bc18-1f5caf6de07d</text:p>
          </table:table-cell>
          <table:table-cell office:value-type="string">
            <text:p>a4f2b20c-9d4e-45de-a7e0-db85add12fe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744a3984-3291-411e-ac61-5dad0ad8e6c9</text:p>
          </table:table-cell>
          <table:table-cell office:value-type="string">
            <text:p>cdab310b-7e2a-4ec5-bc18-1f5caf6de07d</text:p>
          </table:table-cell>
          <table:table-cell office:value-type="string">
            <text:p>021eb616-9563-41f9-8a04-f2719754a69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8047bea3-91d4-4e20-8703-a5289c0802a8</text:p>
          </table:table-cell>
          <table:table-cell office:value-type="string">
            <text:p>df631a2d-04d3-478d-9293-02a02a61d23e</text:p>
          </table:table-cell>
          <table:table-cell office:value-type="string">
            <text:p>89d29f8a-4424-40cd-92f3-96ce1da22a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b6afd49-5093-4a2f-90a0-7bce7beef845</text:p>
          </table:table-cell>
          <table:table-cell office:value-type="string">
            <text:p>df631a2d-04d3-478d-9293-02a02a61d23e</text:p>
          </table:table-cell>
          <table:table-cell office:value-type="string">
            <text:p>57683e43-47c7-4ea5-a484-ac8f3bd5b80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026d09df-2d7d-48d7-a278-05b504b66b5c</text:p>
          </table:table-cell>
          <table:table-cell office:value-type="string">
            <text:p>df631a2d-04d3-478d-9293-02a02a61d23e</text:p>
          </table:table-cell>
          <table:table-cell office:value-type="string">
            <text:p>8205ad03-25b3-4b7c-b7d9-64d9367acaa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26fd2462-f043-4380-8b05-4f6c1dd27161</text:p>
          </table:table-cell>
          <table:table-cell office:value-type="string">
            <text:p>df631a2d-04d3-478d-9293-02a02a61d23e</text:p>
          </table:table-cell>
          <table:table-cell office:value-type="string">
            <text:p>021eb616-9563-41f9-8a04-f2719754a696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a871f347-8859-407a-ae24-e59e10e0cc49</text:p>
          </table:table-cell>
          <table:table-cell office:value-type="string">
            <text:p>df631a2d-04d3-478d-9293-02a02a61d23e</text:p>
          </table:table-cell>
          <table:table-cell office:value-type="string">
            <text:p>c11219ca-b438-4a9c-b498-d399336b906c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2333aa77-8148-4d19-abf4-f678780f9a98</text:p>
          </table:table-cell>
          <table:table-cell office:value-type="string">
            <text:p>df631a2d-04d3-478d-9293-02a02a61d23e</text:p>
          </table:table-cell>
          <table:table-cell office:value-type="string">
            <text:p>6766e5ea-3e34-47b6-abc6-12bf05c27f3f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8df8a17d-abcc-405d-9fb8-a7d29efeb91b</text:p>
          </table:table-cell>
          <table:table-cell office:value-type="string">
            <text:p>df631a2d-04d3-478d-9293-02a02a61d23e</text:p>
          </table:table-cell>
          <table:table-cell office:value-type="string">
            <text:p>ca4e676d-ee76-4796-862a-94667f07d83b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556c38d8-2c4f-4783-9951-31b964da5326</text:p>
          </table:table-cell>
          <table:table-cell office:value-type="string">
            <text:p>df631a2d-04d3-478d-9293-02a02a61d23e</text:p>
          </table:table-cell>
          <table:table-cell office:value-type="string">
            <text:p>b93d767c-a276-4644-974d-78c218f2a989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9383ef1a-2b6a-4f04-a28e-f9027ace6a48</text:p>
          </table:table-cell>
          <table:table-cell office:value-type="string">
            <text:p>df631a2d-04d3-478d-9293-02a02a61d23e</text:p>
          </table:table-cell>
          <table:table-cell office:value-type="string">
            <text:p>607bb5fb-392b-43c4-bd36-2a423f96d01f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105a8589-be5c-4cea-aa09-221c23826c91</text:p>
          </table:table-cell>
          <table:table-cell office:value-type="string">
            <text:p>df631a2d-04d3-478d-9293-02a02a61d23e</text:p>
          </table:table-cell>
          <table:table-cell office:value-type="string">
            <text:p>c727a19e-74d4-461a-bdb5-400926644170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f2ea8f8a-5b46-4ed6-b71a-f3ef80b4ed31</text:p>
          </table:table-cell>
          <table:table-cell office:value-type="string">
            <text:p>df631a2d-04d3-478d-9293-02a02a61d23e</text:p>
          </table:table-cell>
          <table:table-cell office:value-type="string">
            <text:p>a4f2b20c-9d4e-45de-a7e0-db85add12fe0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1629bf6d-b0be-4ea9-b88b-5ee833bcacfd</text:p>
          </table:table-cell>
          <table:table-cell office:value-type="string">
            <text:p>5e2c1631-e52d-4db7-9129-ee08e32e8f05</text:p>
          </table:table-cell>
          <table:table-cell office:value-type="string">
            <text:p>89d29f8a-4424-40cd-92f3-96ce1da22a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6ee9ec46-7e18-4173-a709-a2642105fa84</text:p>
          </table:table-cell>
          <table:table-cell office:value-type="string">
            <text:p>5e2c1631-e52d-4db7-9129-ee08e32e8f05</text:p>
          </table:table-cell>
          <table:table-cell office:value-type="string">
            <text:p>f7b4ddef-f69b-4e99-9af0-cfa07f8b022b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ae72c9d-fb60-4fb3-8d0c-c4dbc2f50fca</text:p>
          </table:table-cell>
          <table:table-cell office:value-type="string">
            <text:p>5e2c1631-e52d-4db7-9129-ee08e32e8f05</text:p>
          </table:table-cell>
          <table:table-cell office:value-type="string">
            <text:p>db2580cb-4b54-48f3-b124-c13b3fc6c71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0fcb726-dc07-4577-9981-f00b68e80d60</text:p>
          </table:table-cell>
          <table:table-cell office:value-type="string">
            <text:p>f260745c-b92c-484d-8dea-ec71fceb9c0a</text:p>
          </table:table-cell>
          <table:table-cell office:value-type="string">
            <text:p>021eb616-9563-41f9-8a04-f2719754a6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d6631e1-ba25-4131-af77-7fabd91ed661</text:p>
          </table:table-cell>
          <table:table-cell office:value-type="string">
            <text:p>f260745c-b92c-484d-8dea-ec71fceb9c0a</text:p>
          </table:table-cell>
          <table:table-cell office:value-type="string">
            <text:p>89d29f8a-4424-40cd-92f3-96ce1da22a9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4a3bc621-a241-47c3-912c-380df33eced9</text:p>
          </table:table-cell>
          <table:table-cell office:value-type="string">
            <text:p>f260745c-b92c-484d-8dea-ec71fceb9c0a</text:p>
          </table:table-cell>
          <table:table-cell office:value-type="string">
            <text:p>8205ad03-25b3-4b7c-b7d9-64d9367acaa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fa8905bd-1ae2-48f5-81ca-07b9cca378b4</text:p>
          </table:table-cell>
          <table:table-cell office:value-type="string">
            <text:p>f260745c-b92c-484d-8dea-ec71fceb9c0a</text:p>
          </table:table-cell>
          <table:table-cell office:value-type="string">
            <text:p>6766e5ea-3e34-47b6-abc6-12bf05c27f3f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d2504314-d4ea-47cb-a5df-245dd2a81bcb</text:p>
          </table:table-cell>
          <table:table-cell office:value-type="string">
            <text:p>bc77caf6-29fa-4770-af06-ec46d7b87da9</text:p>
          </table:table-cell>
          <table:table-cell office:value-type="string">
            <text:p>89d29f8a-4424-40cd-92f3-96ce1da22a96</text:p>
          </table:table-cell>
          <table:table-cell office:value-type="float" office:value="1">
            <text:p>1</text:p>
          </table:table-cell>
          <table:table-cell office:value-type="float" office:value="-2006">
            <text:p>-2006</text:p>
          </table:table-cell>
        </table:table-row>
        <table:table-row table:style-name="ro1">
          <table:table-cell office:value-type="string">
            <text:p>d4ccfcc8-208f-49c5-86e6-6d4a0da46508</text:p>
          </table:table-cell>
          <table:table-cell office:value-type="string">
            <text:p>bc77caf6-29fa-4770-af06-ec46d7b87da9</text:p>
          </table:table-cell>
          <table:table-cell office:value-type="string">
            <text:p>8205ad03-25b3-4b7c-b7d9-64d9367acaa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a4f9d5c4-7117-446b-9604-792945082acc</text:p>
          </table:table-cell>
          <table:table-cell office:value-type="string">
            <text:p>bc77caf6-29fa-4770-af06-ec46d7b87da9</text:p>
          </table:table-cell>
          <table:table-cell office:value-type="string">
            <text:p>b93d767c-a276-4644-974d-78c218f2a989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2e21b09b-796d-4e07-9f68-21ce3717cc49</text:p>
          </table:table-cell>
          <table:table-cell office:value-type="string">
            <text:p>bc77caf6-29fa-4770-af06-ec46d7b87da9</text:p>
          </table:table-cell>
          <table:table-cell office:value-type="string">
            <text:p>021eb616-9563-41f9-8a04-f2719754a696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6ed9f682-5c54-45c7-a2ad-0e8c53c08dc3</text:p>
          </table:table-cell>
          <table:table-cell office:value-type="string">
            <text:p>bc77caf6-29fa-4770-af06-ec46d7b87da9</text:p>
          </table:table-cell>
          <table:table-cell office:value-type="string">
            <text:p>607bb5fb-392b-43c4-bd36-2a423f96d01f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3314b53a-2bb9-417f-972a-b01d3227beac</text:p>
          </table:table-cell>
          <table:table-cell office:value-type="string">
            <text:p>bc77caf6-29fa-4770-af06-ec46d7b87da9</text:p>
          </table:table-cell>
          <table:table-cell office:value-type="string">
            <text:p>6766e5ea-3e34-47b6-abc6-12bf05c27f3f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57e64120-9023-4a12-9320-f6cfc9bb08ca</text:p>
          </table:table-cell>
          <table:table-cell office:value-type="string">
            <text:p>bc77caf6-29fa-4770-af06-ec46d7b87da9</text:p>
          </table:table-cell>
          <table:table-cell office:value-type="string">
            <text:p>c11219ca-b438-4a9c-b498-d399336b906c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1d76cbf0-c81e-4d3e-8444-c156323fb66f</text:p>
          </table:table-cell>
          <table:table-cell office:value-type="string">
            <text:p>33220ec3-2d87-4f18-b715-f7e1cd82c2b9</text:p>
          </table:table-cell>
          <table:table-cell office:value-type="string">
            <text:p>b93d767c-a276-4644-974d-78c218f2a98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71c4082-98d9-42f0-a7e2-2b1b20bf063f</text:p>
          </table:table-cell>
          <table:table-cell office:value-type="string">
            <text:p>33220ec3-2d87-4f18-b715-f7e1cd82c2b9</text:p>
          </table:table-cell>
          <table:table-cell office:value-type="string">
            <text:p>89d29f8a-4424-40cd-92f3-96ce1da22a96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58472857-74f6-42f4-bdd5-70017f4fd24b</text:p>
          </table:table-cell>
          <table:table-cell office:value-type="string">
            <text:p>33220ec3-2d87-4f18-b715-f7e1cd82c2b9</text:p>
          </table:table-cell>
          <table:table-cell office:value-type="string">
            <text:p>8205ad03-25b3-4b7c-b7d9-64d9367acaa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4b1a103a-6b81-409c-8dc6-2ddebc91a774</text:p>
          </table:table-cell>
          <table:table-cell office:value-type="string">
            <text:p>33220ec3-2d87-4f18-b715-f7e1cd82c2b9</text:p>
          </table:table-cell>
          <table:table-cell office:value-type="string">
            <text:p>021eb616-9563-41f9-8a04-f2719754a69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dfd69d2a-d33d-4053-b10c-4d91ba5eb422</text:p>
          </table:table-cell>
          <table:table-cell office:value-type="string">
            <text:p>33220ec3-2d87-4f18-b715-f7e1cd82c2b9</text:p>
          </table:table-cell>
          <table:table-cell office:value-type="string">
            <text:p>4654664f-0ba2-477a-954a-cce32bd6cb1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00c10275-0008-41d6-b4db-8b8fbceb6b74</text:p>
          </table:table-cell>
          <table:table-cell office:value-type="string">
            <text:p>33220ec3-2d87-4f18-b715-f7e1cd82c2b9</text:p>
          </table:table-cell>
          <table:table-cell office:value-type="string">
            <text:p>1702a3d6-b5e3-415f-8e98-73a2dddd680e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6c861926-e15d-4352-8dbd-1d367502e29c</text:p>
          </table:table-cell>
          <table:table-cell office:value-type="string">
            <text:p>33220ec3-2d87-4f18-b715-f7e1cd82c2b9</text:p>
          </table:table-cell>
          <table:table-cell office:value-type="string">
            <text:p>c727a19e-74d4-461a-bdb5-40092664417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5c49dbc6-316b-4738-91a7-be08eec8afff</text:p>
          </table:table-cell>
          <table:table-cell office:value-type="string">
            <text:p>33220ec3-2d87-4f18-b715-f7e1cd82c2b9</text:p>
          </table:table-cell>
          <table:table-cell office:value-type="string">
            <text:p>607bb5fb-392b-43c4-bd36-2a423f96d01f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4acf18c3-f140-4ab2-b0f9-fe33a85a4124</text:p>
          </table:table-cell>
          <table:table-cell office:value-type="string">
            <text:p>13133f72-b1ac-416a-97a9-bac350a62bdd</text:p>
          </table:table-cell>
          <table:table-cell office:value-type="string">
            <text:p>89d29f8a-4424-40cd-92f3-96ce1da22a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1a98de4-4f20-4d21-adab-47b27272376a</text:p>
          </table:table-cell>
          <table:table-cell office:value-type="string">
            <text:p>13133f72-b1ac-416a-97a9-bac350a62bdd</text:p>
          </table:table-cell>
          <table:table-cell office:value-type="string">
            <text:p>8205ad03-25b3-4b7c-b7d9-64d9367acaa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e02c265a-ce79-4649-aa0d-ed7240f50e47</text:p>
          </table:table-cell>
          <table:table-cell office:value-type="string">
            <text:p>13133f72-b1ac-416a-97a9-bac350a62bdd</text:p>
          </table:table-cell>
          <table:table-cell office:value-type="string">
            <text:p>b93d767c-a276-4644-974d-78c218f2a989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4159861d-926a-4d67-bda3-86c5b3c6e4a2</text:p>
          </table:table-cell>
          <table:table-cell office:value-type="string">
            <text:p>13133f72-b1ac-416a-97a9-bac350a62bdd</text:p>
          </table:table-cell>
          <table:table-cell office:value-type="string">
            <text:p>1702a3d6-b5e3-415f-8e98-73a2dddd680e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feb1b2d9-d087-41dd-88ee-b2ffdc0c0716</text:p>
          </table:table-cell>
          <table:table-cell office:value-type="string">
            <text:p>13133f72-b1ac-416a-97a9-bac350a62bdd</text:p>
          </table:table-cell>
          <table:table-cell office:value-type="string">
            <text:p>4654664f-0ba2-477a-954a-cce32bd6cb1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7357af56-5d9d-4c4e-8b73-1be376eaf898</text:p>
          </table:table-cell>
          <table:table-cell office:value-type="string">
            <text:p>13133f72-b1ac-416a-97a9-bac350a62bdd</text:p>
          </table:table-cell>
          <table:table-cell office:value-type="string">
            <text:p>021eb616-9563-41f9-8a04-f2719754a696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7fde8b72-0baa-46d5-967c-4fc03f75f6ba</text:p>
          </table:table-cell>
          <table:table-cell office:value-type="string">
            <text:p>13133f72-b1ac-416a-97a9-bac350a62bdd</text:p>
          </table:table-cell>
          <table:table-cell office:value-type="string">
            <text:p>c727a19e-74d4-461a-bdb5-40092664417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1c1e12d8-9be6-475d-bfd7-ba84ccaffd37</text:p>
          </table:table-cell>
          <table:table-cell office:value-type="string">
            <text:p>adf076e3-a3d9-4286-8385-8c8bebae79ac</text:p>
          </table:table-cell>
          <table:table-cell office:value-type="string">
            <text:p>89d29f8a-4424-40cd-92f3-96ce1da22a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bb7be8a-4902-4e25-9097-028d9ebfb89c</text:p>
          </table:table-cell>
          <table:table-cell office:value-type="string">
            <text:p>adf076e3-a3d9-4286-8385-8c8bebae79ac</text:p>
          </table:table-cell>
          <table:table-cell office:value-type="string">
            <text:p>b93d767c-a276-4644-974d-78c218f2a98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b98d559-fe1f-4d34-8f6b-37a94f7990b3</text:p>
          </table:table-cell>
          <table:table-cell office:value-type="string">
            <text:p>adf076e3-a3d9-4286-8385-8c8bebae79ac</text:p>
          </table:table-cell>
          <table:table-cell office:value-type="string">
            <text:p>8205ad03-25b3-4b7c-b7d9-64d9367acaa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d94f2ed5-c96b-43c8-bd27-a42a3af0b156</text:p>
          </table:table-cell>
          <table:table-cell office:value-type="string">
            <text:p>adf076e3-a3d9-4286-8385-8c8bebae79ac</text:p>
          </table:table-cell>
          <table:table-cell office:value-type="string">
            <text:p>021eb616-9563-41f9-8a04-f2719754a696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574bec15-b497-41f4-9ce6-1842b19a8aff</text:p>
          </table:table-cell>
          <table:table-cell office:value-type="string">
            <text:p>adf076e3-a3d9-4286-8385-8c8bebae79ac</text:p>
          </table:table-cell>
          <table:table-cell office:value-type="string">
            <text:p>4654664f-0ba2-477a-954a-cce32bd6cb15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b6f995-df34-4103-8564-325d51f8c473</text:p>
          </table:table-cell>
          <table:table-cell office:value-type="string">
            <text:p>adf076e3-a3d9-4286-8385-8c8bebae79ac</text:p>
          </table:table-cell>
          <table:table-cell office:value-type="string">
            <text:p>1702a3d6-b5e3-415f-8e98-73a2dddd680e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c0bf5159-0b43-407f-b076-82a46aa71f4b</text:p>
          </table:table-cell>
          <table:table-cell office:value-type="string">
            <text:p>adf076e3-a3d9-4286-8385-8c8bebae79ac</text:p>
          </table:table-cell>
          <table:table-cell office:value-type="string">
            <text:p>c727a19e-74d4-461a-bdb5-40092664417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e378cc43-cd2f-4c67-851e-0715a228e8b7</text:p>
          </table:table-cell>
          <table:table-cell office:value-type="string">
            <text:p>adf076e3-a3d9-4286-8385-8c8bebae79ac</text:p>
          </table:table-cell>
          <table:table-cell office:value-type="string">
            <text:p>c11219ca-b438-4a9c-b498-d399336b906c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a83b6696-1901-48e2-b7b1-4b6ef96abed7</text:p>
          </table:table-cell>
          <table:table-cell office:value-type="string">
            <text:p>ad1e21ba-689e-4d70-8cc1-391846263617</text:p>
          </table:table-cell>
          <table:table-cell office:value-type="string">
            <text:p>b93d767c-a276-4644-974d-78c218f2a98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981c0377-2285-4361-847e-449a88aea80a</text:p>
          </table:table-cell>
          <table:table-cell office:value-type="string">
            <text:p>ad1e21ba-689e-4d70-8cc1-1004239681</text:p>
          </table:table-cell>
          <table:table-cell office:value-type="string">
            <text:p>4654664f-0ba2-477a-954a-cce32bd6cb1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98470740-78c1-43af-8658-d7cc4d1516cf</text:p>
          </table:table-cell>
          <table:table-cell office:value-type="string">
            <text:p>ad1e21ba-689e-4d70-8cc1-1004239681</text:p>
          </table:table-cell>
          <table:table-cell office:value-type="string">
            <text:p>8205ad03-25b3-4b7c-b7d9-64d9367acaa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9ff4772c-06a0-4f2e-8d01-1c6d018b00b0</text:p>
          </table:table-cell>
          <table:table-cell office:value-type="string">
            <text:p>ad1e21ba-689e-4d70-8cc1-1004239681</text:p>
          </table:table-cell>
          <table:table-cell office:value-type="string">
            <text:p>ca4e676d-ee76-4796-862a-94667f07d83b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fe5656c5-72f8-429b-bbe3-9629a3b070fa</text:p>
          </table:table-cell>
          <table:table-cell office:value-type="string">
            <text:p>ad1e21ba-689e-4d70-8cc1-1004239681</text:p>
          </table:table-cell>
          <table:table-cell office:value-type="string">
            <text:p>1702a3d6-b5e3-415f-8e98-73a2dddd680e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848b7be-3cee-4233-b2e1-ca362b4a9a05</text:p>
          </table:table-cell>
          <table:table-cell office:value-type="string">
            <text:p>ad1e21ba-689e-4d70-8cc1-1004239681</text:p>
          </table:table-cell>
          <table:table-cell office:value-type="string">
            <text:p>6766e5ea-3e34-47b6-abc6-12bf05c27f3f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07593546-65cc-473a-a4e5-fd22213c0720</text:p>
          </table:table-cell>
          <table:table-cell office:value-type="string">
            <text:p>9d217038-093f-4063-b95a-a64fb7a6ebd6</text:p>
          </table:table-cell>
          <table:table-cell office:value-type="string">
            <text:p>89d29f8a-4424-40cd-92f3-96ce1da22a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627c8799-6fac-43ed-8e82-1d0b87392f19</text:p>
          </table:table-cell>
          <table:table-cell office:value-type="string">
            <text:p>9d217038-093f-4063-b95a-a64fb7a6ebd6</text:p>
          </table:table-cell>
          <table:table-cell office:value-type="string">
            <text:p>8205ad03-25b3-4b7c-b7d9-64d9367acaa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40b958df-6726-4fdc-9fbb-3dacdf0649af</text:p>
          </table:table-cell>
          <table:table-cell office:value-type="string">
            <text:p>9d217038-093f-4063-b95a-a64fb7a6ebd6</text:p>
          </table:table-cell>
          <table:table-cell office:value-type="string">
            <text:p>4654664f-0ba2-477a-954a-cce32bd6cb1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ea35d58e-070c-4c3d-82be-f8e2eb8a9436</text:p>
          </table:table-cell>
          <table:table-cell office:value-type="string">
            <text:p>9d217038-093f-4063-b95a-a64fb7a6ebd6</text:p>
          </table:table-cell>
          <table:table-cell office:value-type="string">
            <text:p>6766e5ea-3e34-47b6-abc6-12bf05c27f3f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887329d7-00e9-40cb-9225-ec85f08ee1f6</text:p>
          </table:table-cell>
          <table:table-cell office:value-type="string">
            <text:p>9d217038-093f-4063-b95a-a64fb7a6ebd6</text:p>
          </table:table-cell>
          <table:table-cell office:value-type="string">
            <text:p>b93d767c-a276-4644-974d-78c218f2a98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1d5df9a-ed3d-462b-9133-7c1c22b44c05</text:p>
          </table:table-cell>
          <table:table-cell office:value-type="string">
            <text:p>9d217038-093f-4063-b95a-a64fb7a6ebd6</text:p>
          </table:table-cell>
          <table:table-cell office:value-type="string">
            <text:p>607bb5fb-392b-43c4-bd36-2a423f96d01f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250e9f97-8611-4a18-8c6d-28ecab606f6e</text:p>
          </table:table-cell>
          <table:table-cell office:value-type="string">
            <text:p>9d217038-093f-4063-b95a-a64fb7a6ebd6</text:p>
          </table:table-cell>
          <table:table-cell office:value-type="string">
            <text:p>1702a3d6-b5e3-415f-8e98-73a2dddd680e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8f8f353d-ad3c-426b-ba52-88032b06e8ad</text:p>
          </table:table-cell>
          <table:table-cell office:value-type="string">
            <text:p>9d217038-093f-4063-b95a-a64fb7a6ebd6</text:p>
          </table:table-cell>
          <table:table-cell office:value-type="string">
            <text:p>021eb616-9563-41f9-8a04-f2719754a69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1bb48388-d12c-466a-b5d3-feee7fee7b95</text:p>
          </table:table-cell>
          <table:table-cell office:value-type="string">
            <text:p>69a6e2de-ca43-4ecf-81e6-20ffd38ce58e</text:p>
          </table:table-cell>
          <table:table-cell office:value-type="string">
            <text:p>89d29f8a-4424-40cd-92f3-96ce1da22a9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5eb2d6f-7af4-4ec3-aafc-0a4ffbd020b0</text:p>
          </table:table-cell>
          <table:table-cell office:value-type="string">
            <text:p>69a6e2de-ca43-4ecf-81e6-20ffd38ce58e</text:p>
          </table:table-cell>
          <table:table-cell office:value-type="string">
            <text:p>8205ad03-25b3-4b7c-b7d9-64d9367acaa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e0f78fb5-5ec2-4463-82c6-dccdd73a83df</text:p>
          </table:table-cell>
          <table:table-cell office:value-type="string">
            <text:p>69a6e2de-ca43-4ecf-81e6-20ffd38ce58e</text:p>
          </table:table-cell>
          <table:table-cell office:value-type="string">
            <text:p>4654664f-0ba2-477a-954a-cce32bd6cb1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db0c3120-f551-4118-b204-63d56ad56f83</text:p>
          </table:table-cell>
          <table:table-cell office:value-type="string">
            <text:p>69a6e2de-ca43-4ecf-81e6-20ffd38ce58e</text:p>
          </table:table-cell>
          <table:table-cell office:value-type="string">
            <text:p>1702a3d6-b5e3-415f-8e98-73a2dddd680e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2047bb4f-3421-43b9-9273-9c4cf9004cbf</text:p>
          </table:table-cell>
          <table:table-cell office:value-type="string">
            <text:p>69a6e2de-ca43-4ecf-81e6-20ffd38ce58e</text:p>
          </table:table-cell>
          <table:table-cell office:value-type="string">
            <text:p>db2580cb-4b54-48f3-b124-c13b3fc6c71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6e6460d5-70bb-4f38-942a-8750931d791a</text:p>
          </table:table-cell>
          <table:table-cell office:value-type="string">
            <text:p>69a6e2de-ca43-4ecf-81e6-20ffd38ce58e</text:p>
          </table:table-cell>
          <table:table-cell office:value-type="string">
            <text:p>c727a19e-74d4-461a-bdb5-40092664417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21cdc52c-51af-4ac0-8495-4434ea7880d8</text:p>
          </table:table-cell>
          <table:table-cell office:value-type="string">
            <text:p>69a6e2de-ca43-4ecf-81e6-20ffd38ce58e</text:p>
          </table:table-cell>
          <table:table-cell office:value-type="string">
            <text:p>ca4e676d-ee76-4796-862a-94667f07d83b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267429d0-f671-4710-8a1a-fc44b45af5d5</text:p>
          </table:table-cell>
          <table:table-cell office:value-type="string">
            <text:p>e13e55da-44c0-46b7-a8b0-b9c1047cf006</text:p>
          </table:table-cell>
          <table:table-cell office:value-type="string">
            <text:p>6766e5ea-3e34-47b6-abc6-12bf05c27f3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fcfd217-f233-4884-a670-247e2e668325</text:p>
          </table:table-cell>
          <table:table-cell office:value-type="string">
            <text:p>e13e55da-44c0-46b7-a8b0-b9c1047cf006</text:p>
          </table:table-cell>
          <table:table-cell office:value-type="string">
            <text:p>8205ad03-25b3-4b7c-b7d9-64d9367acaa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9080c481-8e83-4be1-baa3-c12cb6097318</text:p>
          </table:table-cell>
          <table:table-cell office:value-type="string">
            <text:p>e13e55da-44c0-46b7-a8b0-b9c1047cf006</text:p>
          </table:table-cell>
          <table:table-cell office:value-type="string">
            <text:p>1702a3d6-b5e3-415f-8e98-73a2dddd680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f40098dd-2b03-4f62-a4e7-1cdcf62b582d</text:p>
          </table:table-cell>
          <table:table-cell office:value-type="string">
            <text:p>e13e55da-44c0-46b7-a8b0-b9c1047cf006</text:p>
          </table:table-cell>
          <table:table-cell office:value-type="string">
            <text:p>021eb616-9563-41f9-8a04-f2719754a696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8c267fdb-8ee7-4fe1-863f-b7546a8a72f3</text:p>
          </table:table-cell>
          <table:table-cell office:value-type="string">
            <text:p>e13e55da-44c0-46b7-a8b0-b9c1047cf006</text:p>
          </table:table-cell>
          <table:table-cell office:value-type="string">
            <text:p>89d29f8a-4424-40cd-92f3-96ce1da22a9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df65d93-b7b1-425f-9b79-35ab65dc2cdb</text:p>
          </table:table-cell>
          <table:table-cell office:value-type="string">
            <text:p>e13e55da-44c0-46b7-a8b0-b9c1047cf006</text:p>
          </table:table-cell>
          <table:table-cell office:value-type="string">
            <text:p>4654664f-0ba2-477a-954a-cce32bd6cb1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976d8d34-1cd2-48dc-8cbd-2f05a900c71d</text:p>
          </table:table-cell>
          <table:table-cell office:value-type="string">
            <text:p>e13e55da-44c0-46b7-a8b0-b9c1047cf006</text:p>
          </table:table-cell>
          <table:table-cell office:value-type="string">
            <text:p>c727a19e-74d4-461a-bdb5-40092664417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9b3350d-dca9-4d31-bb5a-f279de2d1430</text:p>
          </table:table-cell>
          <table:table-cell office:value-type="string">
            <text:p>e13e55da-44c0-46b7-a8b0-b9c1047cf006</text:p>
          </table:table-cell>
          <table:table-cell office:value-type="string">
            <text:p>607bb5fb-392b-43c4-bd36-2a423f96d01f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1b49490d-dba0-4d2f-b691-8eb72905abcc</text:p>
          </table:table-cell>
          <table:table-cell office:value-type="string">
            <text:p>e13e55da-44c0-46b7-a8b0-b9c1047cf006</text:p>
          </table:table-cell>
          <table:table-cell office:value-type="string">
            <text:p>ca4e676d-ee76-4796-862a-94667f07d83b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8ab47bfd-b1ae-416e-8e5d-8e00dcb8a465</text:p>
          </table:table-cell>
          <table:table-cell office:value-type="string">
            <text:p>e13e55da-44c0-46b7-a8b0-b9c1047cf006</text:p>
          </table:table-cell>
          <table:table-cell office:value-type="string">
            <text:p>b93d767c-a276-4644-974d-78c218f2a989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14b90230-1761-4088-8821-4a82704ef616</text:p>
          </table:table-cell>
          <table:table-cell office:value-type="string">
            <text:p>a2cac472-3cc6-418d-b284-75c17ac4944c</text:p>
          </table:table-cell>
          <table:table-cell office:value-type="string">
            <text:p>6766e5ea-3e34-47b6-abc6-12bf05c27f3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f291e6d-67f1-4279-a356-021967d74dec</text:p>
          </table:table-cell>
          <table:table-cell office:value-type="string">
            <text:p>a2cac472-3cc6-418d-b284-75c17ac4944c</text:p>
          </table:table-cell>
          <table:table-cell office:value-type="string">
            <text:p>b93d767c-a276-4644-974d-78c218f2a98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7a1fc31-fc39-41db-a847-0a03a574271e</text:p>
          </table:table-cell>
          <table:table-cell office:value-type="string">
            <text:p>a2cac472-3cc6-418d-b284-75c17ac4944c</text:p>
          </table:table-cell>
          <table:table-cell office:value-type="string">
            <text:p>8205ad03-25b3-4b7c-b7d9-64d9367acaa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85d6c3b1-424c-4314-a85d-c5e577d340b2</text:p>
          </table:table-cell>
          <table:table-cell office:value-type="string">
            <text:p>a2cac472-3cc6-418d-b284-75c17ac4944c</text:p>
          </table:table-cell>
          <table:table-cell office:value-type="string">
            <text:p>1702a3d6-b5e3-415f-8e98-73a2dddd680e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6bba3a86-95f6-4d05-b6cd-9cbce8d722ad</text:p>
          </table:table-cell>
          <table:table-cell office:value-type="string">
            <text:p>a2cac472-3cc6-418d-b284-75c17ac4944c</text:p>
          </table:table-cell>
          <table:table-cell office:value-type="string">
            <text:p>4654664f-0ba2-477a-954a-cce32bd6cb15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05984d5-7620-467f-97d3-351108339f99</text:p>
          </table:table-cell>
          <table:table-cell office:value-type="string">
            <text:p>a2cac472-3cc6-418d-b284-75c17ac4944c</text:p>
          </table:table-cell>
          <table:table-cell office:value-type="string">
            <text:p>021eb616-9563-41f9-8a04-f2719754a69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942275a3-3f75-4c06-a8bb-f6b4cb964a53</text:p>
          </table:table-cell>
          <table:table-cell office:value-type="string">
            <text:p>a2cac472-3cc6-418d-b284-75c17ac4944c</text:p>
          </table:table-cell>
          <table:table-cell office:value-type="string">
            <text:p>89d29f8a-4424-40cd-92f3-96ce1da22a9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17e0cd2f-dfdf-47f6-8efb-8fcc3bff7a54</text:p>
          </table:table-cell>
          <table:table-cell office:value-type="string">
            <text:p>a2cac472-3cc6-418d-b284-75c17ac4944c</text:p>
          </table:table-cell>
          <table:table-cell office:value-type="string">
            <text:p>c727a19e-74d4-461a-bdb5-40092664417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d9c8a2c8-0c94-4048-a985-a24940a16752</text:p>
          </table:table-cell>
          <table:table-cell office:value-type="string">
            <text:p>4bd6761b-09ab-4a44-8f4d-32c67b6eb3ab</text:p>
          </table:table-cell>
          <table:table-cell office:value-type="string">
            <text:p>b93d767c-a276-4644-974d-78c218f2a98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799eb8b-313b-415e-b61c-6162ea4da90f</text:p>
          </table:table-cell>
          <table:table-cell office:value-type="string">
            <text:p>4bd6761b-09ab-4a44-8f4d-32c67b6eb3ab</text:p>
          </table:table-cell>
          <table:table-cell office:value-type="string">
            <text:p>1702a3d6-b5e3-415f-8e98-73a2dddd680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34c6fd6-33a3-4669-9097-d49782218565</text:p>
          </table:table-cell>
          <table:table-cell office:value-type="string">
            <text:p>4bd6761b-09ab-4a44-8f4d-32c67b6eb3ab</text:p>
          </table:table-cell>
          <table:table-cell office:value-type="string">
            <text:p>89d29f8a-4424-40cd-92f3-96ce1da22a96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23d24598-f9b7-4013-89d1-50d3ba7ce2dc</text:p>
          </table:table-cell>
          <table:table-cell office:value-type="string">
            <text:p>4bd6761b-09ab-4a44-8f4d-32c67b6eb3ab</text:p>
          </table:table-cell>
          <table:table-cell office:value-type="string">
            <text:p>4654664f-0ba2-477a-954a-cce32bd6cb1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1fc75fb8-70e4-43cc-9f33-cb1f193a92c8</text:p>
          </table:table-cell>
          <table:table-cell office:value-type="string">
            <text:p>4bd6761b-09ab-4a44-8f4d-32c67b6eb3ab</text:p>
          </table:table-cell>
          <table:table-cell office:value-type="string">
            <text:p>6766e5ea-3e34-47b6-abc6-12bf05c27f3f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dccb952c-4f0e-460e-88cd-07056da5ad0b</text:p>
          </table:table-cell>
          <table:table-cell office:value-type="string">
            <text:p>4bd6761b-09ab-4a44-8f4d-32c67b6eb3ab</text:p>
          </table:table-cell>
          <table:table-cell office:value-type="string">
            <text:p>021eb616-9563-41f9-8a04-f2719754a69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e001be3e-4d13-4817-a4eb-cfb7e8d9f11c</text:p>
          </table:table-cell>
          <table:table-cell office:value-type="string">
            <text:p>4bd6761b-09ab-4a44-8f4d-32c67b6eb3ab</text:p>
          </table:table-cell>
          <table:table-cell office:value-type="string">
            <text:p>8205ad03-25b3-4b7c-b7d9-64d9367acaa7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25eeff54-cb53-4346-8948-edfddf1d533f</text:p>
          </table:table-cell>
          <table:table-cell office:value-type="string">
            <text:p>4bd6761b-09ab-4a44-8f4d-32c67b6eb3ab</text:p>
          </table:table-cell>
          <table:table-cell office:value-type="string">
            <text:p>c727a19e-74d4-461a-bdb5-40092664417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7b9da522-679b-4566-9e9a-41c00d249b72</text:p>
          </table:table-cell>
          <table:table-cell table:number-columns-repeated="3"/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f618409c-1aef-4a79-8856-a4332755950f</text:p>
          </table:table-cell>
          <table:table-cell office:value-type="string">
            <text:p>1aa6dc32-f6da-449c-abfc-22c3fdfc7926</text:p>
          </table:table-cell>
          <table:table-cell office:value-type="string">
            <text:p>Mew2K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8253f4b1-2de2-42ca-972e-35da9908f8c1</text:p>
          </table:table-cell>
          <table:table-cell office:value-type="string">
            <text:p>1aa6dc32-f6da-449c-abfc-22c3fdfc7926</text:p>
          </table:table-cell>
          <table:table-cell office:value-type="string">
            <text:p>KoreanDJ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2bf5bb8-7fad-45dc-b98e-c1900262311e</text:p>
          </table:table-cell>
          <table:table-cell office:value-type="string">
            <text:p>1aa6dc32-f6da-449c-abfc-22c3fdfc7926</text:p>
          </table:table-cell>
          <table:table-cell office:value-type="string">
            <text:p>ChuDat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1e97bc4f-d076-4883-9583-d750b8f4e006</text:p>
          </table:table-cell>
          <table:table-cell office:value-type="string">
            <text:p>1aa6dc32-f6da-449c-abfc-22c3fdfc7926</text:p>
          </table:table-cell>
          <table:table-cell office:value-type="string">
            <text:p>PC Chri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73b46e9-7231-499e-9f47-53f1a2ca387b</text:p>
          </table:table-cell>
          <table:table-cell office:value-type="string">
            <text:p>1aa6dc32-f6da-449c-abfc-22c3fdfc7926</text:p>
          </table:table-cell>
          <table:table-cell office:value-type="string">
            <text:p>Isai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1af8dab3-2f7f-4406-aa9d-286a12ed88fc</text:p>
          </table:table-cell>
          <table:table-cell office:value-type="string">
            <text:p>29c61117-c34c-4356-8d83-e0bd68c35b00</text:p>
          </table:table-cell>
          <table:table-cell office:value-type="string">
            <text:p>KoreanDJ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8f95878b-0add-4691-ab85-c40613b9a026</text:p>
          </table:table-cell>
          <table:table-cell office:value-type="string">
            <text:p>29c61117-c34c-4356-8d83-e0bd68c35b00</text:p>
          </table:table-cell>
          <table:table-cell office:value-type="string">
            <text:p>Mew2King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0f167605-41a1-4e34-a705-15b48f36f984</text:p>
          </table:table-cell>
          <table:table-cell office:value-type="string">
            <text:p>29c61117-c34c-4356-8d83-e0bd68c35b00</text:p>
          </table:table-cell>
          <table:table-cell office:value-type="string">
            <text:p>PC Chri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6479181a-5a95-4422-9675-431d6b9eec3b</text:p>
          </table:table-cell>
          <table:table-cell office:value-type="string">
            <text:p>29c61117-c34c-4356-8d83-e0bd68c35b00</text:p>
          </table:table-cell>
          <table:table-cell office:value-type="string">
            <text:p>ChuDat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6024a8e3-1861-4e24-85ed-55dc002d1f4d</text:p>
          </table:table-cell>
          <table:table-cell office:value-type="string">
            <text:p>29c61117-c34c-4356-8d83-e0bd68c35b00</text:p>
          </table:table-cell>
          <table:table-cell office:value-type="string">
            <text:p>Chillindude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75a3455e-a8a4-4125-b900-1bc1a549655d</text:p>
          </table:table-cell>
          <table:table-cell office:value-type="string">
            <text:p>29c61117-c34c-4356-8d83-e0bd68c35b00</text:p>
          </table:table-cell>
          <table:table-cell office:value-type="string">
            <text:p>Isai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19b488b1-7441-43a7-8b52-8d8c6060f95f</text:p>
          </table:table-cell>
          <table:table-cell office:value-type="string">
            <text:p>518c2331-7670-4e2d-97aa-32471f3222f1</text:p>
          </table:table-cell>
          <table:table-cell office:value-type="string">
            <text:p>ChuDa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a24ef37-95d8-4c29-a5f6-1674ad51ead6</text:p>
          </table:table-cell>
          <table:table-cell office:value-type="string">
            <text:p>518c2331-7670-4e2d-97aa-32471f3222f1</text:p>
          </table:table-cell>
          <table:table-cell office:value-type="string">
            <text:p>Mew2King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90a753d6-c357-4955-8f66-c0ab4b5da05b</text:p>
          </table:table-cell>
          <table:table-cell office:value-type="string">
            <text:p>518c2331-7670-4e2d-97aa-32471f3222f1</text:p>
          </table:table-cell>
          <table:table-cell office:value-type="string">
            <text:p>Chillindude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1dcf307a-9bc8-4117-b51f-9047f950247e</text:p>
          </table:table-cell>
          <table:table-cell office:value-type="string">
            <text:p>518c2331-7670-4e2d-97aa-32471f3222f1</text:p>
          </table:table-cell>
          <table:table-cell office:value-type="string">
            <text:p>PC Chri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771b5c9e-fdbf-4460-aa1b-241596781860</text:p>
          </table:table-cell>
          <table:table-cell office:value-type="string">
            <text:p>518c2331-7670-4e2d-97aa-32471f3222f1</text:p>
          </table:table-cell>
          <table:table-cell office:value-type="string">
            <text:p>Drephen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9d534721-9545-4e2d-8c48-c49ad28f6c8d</text:p>
          </table:table-cell>
          <table:table-cell office:value-type="string">
            <text:p>518c2331-7670-4e2d-97aa-32471f3222f1</text:p>
          </table:table-cell>
          <table:table-cell table:number-columns-repeated="3"/>
        </table:table-row>
        <table:table-row table:style-name="ro1">
          <table:table-cell office:value-type="string">
            <text:p>75db86e4-9da4-48fb-9856-e4c19f666d90</text:p>
          </table:table-cell>
          <table:table-cell office:value-type="string">
            <text:p>3662bdd1-6cf1-47a4-a1de-66e5835c2d97</text:p>
          </table:table-cell>
          <table:table-cell office:value-type="string">
            <text:p>Mew2King</text:p>
          </table:table-cell>
          <table:table-cell table:number-columns-repeated="2"/>
        </table:table-row>
        <table:table-row table:style-name="ro1">
          <table:table-cell office:value-type="string">
            <text:p>616920ca-68b9-43ff-8ac2-506fe0fcd703</text:p>
          </table:table-cell>
          <table:table-cell office:value-type="string">
            <text:p>3662bdd1-6cf1-47a4-a1de-66e5835c2d97</text:p>
          </table:table-cell>
          <table:table-cell office:value-type="string">
            <text:p>PC Chris</text:p>
          </table:table-cell>
          <table:table-cell table:number-columns-repeated="2"/>
        </table:table-row>
        <table:table-row table:style-name="ro1">
          <table:table-cell office:value-type="string">
            <text:p>39481a75-43ba-499b-be83-75f6fe16345f</text:p>
          </table:table-cell>
          <table:table-cell office:value-type="string">
            <text:p>3662bdd1-6cf1-47a4-a1de-66e5835c2d97</text:p>
          </table:table-cell>
          <table:table-cell office:value-type="string">
            <text:p>ChuDat</text:p>
          </table:table-cell>
          <table:table-cell table:number-columns-repeated="2"/>
        </table:table-row>
        <table:table-row table:style-name="ro1">
          <table:table-cell office:value-type="string">
            <text:p>d3116ff9-a28a-4a9b-88fd-4c449dd4117a</text:p>
          </table:table-cell>
          <table:table-cell office:value-type="string">
            <text:p>3662bdd1-6cf1-47a4-a1de-66e5835c2d97</text:p>
          </table:table-cell>
          <table:table-cell office:value-type="string">
            <text:p>Drephen</text:p>
          </table:table-cell>
          <table:table-cell table:number-columns-repeated="2"/>
        </table:table-row>
        <table:table-row table:style-name="ro1">
          <table:table-cell office:value-type="string">
            <text:p>3d98fcf7-f0e7-4618-aea9-7a009627cb77</text:p>
          </table:table-cell>
          <table:table-cell office:value-type="string">
            <text:p>3662bdd1-6cf1-47a4-a1de-66e5835c2d97</text:p>
          </table:table-cell>
          <table:table-cell office:value-type="string">
            <text:p>Taj</text:p>
          </table:table-cell>
          <table:table-cell table:number-columns-repeated="2"/>
        </table:table-row>
        <table:table-row table:style-name="ro1">
          <table:table-cell office:value-type="string">
            <text:p>93a716e3-efe9-4cc6-8b44-0e81df23a239</text:p>
          </table:table-cell>
          <table:table-cell office:value-type="string">
            <text:p>3662bdd1-6cf1-47a4-a1de-66e5835c2d97</text:p>
          </table:table-cell>
          <table:table-cell office:value-type="string">
            <text:p>Darkrain</text:p>
          </table:table-cell>
          <table:table-cell table:number-columns-repeated="2"/>
        </table:table-row>
        <table:table-row table:style-name="ro1">
          <table:table-cell office:value-type="string">
            <text:p>71830cd5-a32c-4b1c-bb49-a668c65c6b3e</text:p>
          </table:table-cell>
          <table:table-cell office:value-type="string">
            <text:p>3662bdd1-6cf1-47a4-a1de-66e5835c2d97</text:p>
          </table:table-cell>
          <table:table-cell office:value-type="string">
            <text:p>DaShizWiz</text:p>
          </table:table-cell>
          <table:table-cell table:number-columns-repeated="2"/>
        </table:table-row>
        <table:table-row table:style-name="ro1">
          <table:table-cell office:value-type="string">
            <text:p>c86cd5b0-222e-4ca5-8ac4-5c75c3eacd94</text:p>
          </table:table-cell>
          <table:table-cell table:number-columns-repeated="4"/>
        </table:table-row>
        <table:table-row table:style-name="ro1">
          <table:table-cell office:value-type="string">
            <text:p>f112ffba-db5c-4bbe-a52e-ac07c890c2d7</text:p>
          </table:table-cell>
          <table:table-cell table:number-columns-repeated="4"/>
        </table:table-row>
        <table:table-row table:style-name="ro1">
          <table:table-cell office:value-type="string">
            <text:p>3b1dc14d-a9b9-4cce-bcb4-d47704e82c1a</text:p>
          </table:table-cell>
          <table:table-cell table:number-columns-repeated="4"/>
        </table:table-row>
        <table:table-row table:style-name="ro1">
          <table:table-cell office:value-type="string">
            <text:p>fa5126bc-882a-42c9-968e-b2761191e465</text:p>
          </table:table-cell>
          <table:table-cell table:number-columns-repeated="4"/>
        </table:table-row>
        <table:table-row table:style-name="ro1">
          <table:table-cell office:value-type="string">
            <text:p>f4cf3f52-8d0b-4fec-b70a-4afd3954d6fa</text:p>
          </table:table-cell>
          <table:table-cell/>
          <table:table-cell office:value-type="string">
            <text:p>Cort</text:p>
          </table:table-cell>
          <table:table-cell table:number-columns-repeated="2"/>
        </table:table-row>
        <table:table-row table:style-name="ro1">
          <table:table-cell office:value-type="string">
            <text:p>c346e885-af2a-465e-9e21-6d6cbe39628c</text:p>
          </table:table-cell>
          <table:table-cell table:number-columns-repeated="4"/>
        </table:table-row>
        <table:table-row table:style-name="ro1">
          <table:table-cell office:value-type="string">
            <text:p>140f771e-3971-45f9-a293-0e45b5a98170</text:p>
          </table:table-cell>
          <table:table-cell table:number-columns-repeated="4"/>
        </table:table-row>
        <table:table-row table:style-name="ro1">
          <table:table-cell office:value-type="string">
            <text:p>a3f17b53-6d2a-4437-8d68-72f00750b85f</text:p>
          </table:table-cell>
          <table:table-cell table:number-columns-repeated="4"/>
        </table:table-row>
        <table:table-row table:style-name="ro1">
          <table:table-cell office:value-type="string">
            <text:p>60c81e7c-4e71-46fe-967e-f3880b03ddb0</text:p>
          </table:table-cell>
          <table:table-cell table:number-columns-repeated="4"/>
        </table:table-row>
        <table:table-row table:style-name="ro1">
          <table:table-cell office:value-type="string">
            <text:p>da65f309-930c-4ae5-940c-2b7247d6312e</text:p>
          </table:table-cell>
          <table:table-cell table:number-columns-repeated="4"/>
        </table:table-row>
        <table:table-row table:style-name="ro1">
          <table:table-cell office:value-type="string">
            <text:p>a4e7b1be-6005-43bb-9593-735564b8b7c1</text:p>
          </table:table-cell>
          <table:table-cell table:number-columns-repeated="4"/>
        </table:table-row>
        <table:table-row table:style-name="ro1">
          <table:table-cell office:value-type="string">
            <text:p>c39c58a4-cd45-4b9f-b5bc-5311c9998cd9</text:p>
          </table:table-cell>
          <table:table-cell table:number-columns-repeated="4"/>
        </table:table-row>
        <table:table-row table:style-name="ro1">
          <table:table-cell office:value-type="string">
            <text:p>a732f931-c2cf-4259-aa95-5ad7b0dcbd1e</text:p>
          </table:table-cell>
          <table:table-cell table:number-columns-repeated="4"/>
        </table:table-row>
        <table:table-row table:style-name="ro1">
          <table:table-cell office:value-type="string">
            <text:p>49d10867-1e32-409e-b7d8-e2e86179c9a6</text:p>
          </table:table-cell>
          <table:table-cell table:number-columns-repeated="4"/>
        </table:table-row>
        <table:table-row table:style-name="ro1">
          <table:table-cell office:value-type="string">
            <text:p>7c07cab3-6223-4a42-9cc2-8310342e7403</text:p>
          </table:table-cell>
          <table:table-cell table:number-columns-repeated="4"/>
        </table:table-row>
        <table:table-row table:style-name="ro1">
          <table:table-cell office:value-type="string">
            <text:p>d5cb463e-38a8-44c0-8779-aaa38797d9cb</text:p>
          </table:table-cell>
          <table:table-cell table:number-columns-repeated="4"/>
        </table:table-row>
        <table:table-row table:style-name="ro1">
          <table:table-cell office:value-type="string">
            <text:p>d7d23bc6-81b3-4506-9a05-dbf8cdc87fc6</text:p>
          </table:table-cell>
          <table:table-cell table:number-columns-repeated="4"/>
        </table:table-row>
        <table:table-row table:style-name="ro1">
          <table:table-cell office:value-type="string">
            <text:p>14af02fb-f79b-4529-9976-8a0fde5aa41e</text:p>
          </table:table-cell>
          <table:table-cell table:number-columns-repeated="4"/>
        </table:table-row>
        <table:table-row table:style-name="ro1">
          <table:table-cell office:value-type="string">
            <text:p>37bfa3ef-2fd7-40ec-ac00-ff693ebf7466</text:p>
          </table:table-cell>
          <table:table-cell table:number-columns-repeated="4"/>
        </table:table-row>
        <table:table-row table:style-name="ro1">
          <table:table-cell office:value-type="string">
            <text:p>da9df450-4ac5-4251-b346-914b95426753</text:p>
          </table:table-cell>
          <table:table-cell table:number-columns-repeated="4"/>
        </table:table-row>
        <table:table-row table:style-name="ro1">
          <table:table-cell office:value-type="string">
            <text:p>009edad0-34f2-49bf-ac0a-13f5bb39356b</text:p>
          </table:table-cell>
          <table:table-cell table:number-columns-repeated="4"/>
        </table:table-row>
        <table:table-row table:style-name="ro1">
          <table:table-cell office:value-type="string">
            <text:p>7bc8f4d1-8613-48fd-82ae-45533f115eb4</text:p>
          </table:table-cell>
          <table:table-cell table:number-columns-repeated="4"/>
        </table:table-row>
        <table:table-row table:style-name="ro1">
          <table:table-cell office:value-type="string">
            <text:p>e6beb924-842d-40ce-ae09-62cc0cbd5e18</text:p>
          </table:table-cell>
          <table:table-cell table:number-columns-repeated="4"/>
        </table:table-row>
        <table:table-row table:style-name="ro1">
          <table:table-cell office:value-type="string">
            <text:p>6ae3c74c-6775-4206-9467-ced3cb74f79a</text:p>
          </table:table-cell>
          <table:table-cell table:number-columns-repeated="4"/>
        </table:table-row>
        <table:table-row table:style-name="ro1">
          <table:table-cell office:value-type="string">
            <text:p>5b64aa14-588c-4434-b822-728c381b50d1</text:p>
          </table:table-cell>
          <table:table-cell table:number-columns-repeated="4"/>
        </table:table-row>
        <table:table-row table:style-name="ro1">
          <table:table-cell office:value-type="string">
            <text:p>a7fa7a2d-da63-43ab-adc2-26b34f5f0c68</text:p>
          </table:table-cell>
          <table:table-cell table:number-columns-repeated="4"/>
        </table:table-row>
        <table:table-row table:style-name="ro1">
          <table:table-cell office:value-type="string">
            <text:p>d1f87853-3a06-43d9-9910-d9199c91e672</text:p>
          </table:table-cell>
          <table:table-cell table:number-columns-repeated="4"/>
        </table:table-row>
        <table:table-row table:style-name="ro1">
          <table:table-cell office:value-type="string">
            <text:p>3dc55d2c-ef9b-4a26-954c-a493cedf51aa</text:p>
          </table:table-cell>
          <table:table-cell table:number-columns-repeated="4"/>
        </table:table-row>
        <table:table-row table:style-name="ro1">
          <table:table-cell office:value-type="string">
            <text:p>25555763-9475-4559-823e-9e8808c99dc7</text:p>
          </table:table-cell>
          <table:table-cell table:number-columns-repeated="4"/>
        </table:table-row>
        <table:table-row table:style-name="ro1">
          <table:table-cell office:value-type="string">
            <text:p>d2b8ff9b-986c-41c0-a7b7-608f8b8bb3c9</text:p>
          </table:table-cell>
          <table:table-cell table:number-columns-repeated="4"/>
        </table:table-row>
        <table:table-row table:style-name="ro1">
          <table:table-cell office:value-type="string">
            <text:p>6574fa83-bb82-4dbf-a685-cb22c3b35968</text:p>
          </table:table-cell>
          <table:table-cell table:number-columns-repeated="4"/>
        </table:table-row>
        <table:table-row table:style-name="ro1">
          <table:table-cell office:value-type="string">
            <text:p>0700224f-c787-47bd-aca4-834bcc5b2a1a</text:p>
          </table:table-cell>
          <table:table-cell table:number-columns-repeated="4"/>
        </table:table-row>
        <table:table-row table:style-name="ro1">
          <table:table-cell office:value-type="string">
            <text:p>e97d8abe-fa57-4581-a816-844cb0620be2</text:p>
          </table:table-cell>
          <table:table-cell table:number-columns-repeated="4"/>
        </table:table-row>
        <table:table-row table:style-name="ro1">
          <table:table-cell office:value-type="string">
            <text:p>31130aec-95f6-4eaf-9ff4-fb2ccbc7e3f6</text:p>
          </table:table-cell>
          <table:table-cell table:number-columns-repeated="4"/>
        </table:table-row>
        <table:table-row table:style-name="ro1">
          <table:table-cell office:value-type="string">
            <text:p>61ced942-3015-4498-9b9e-60d8405cf36e</text:p>
          </table:table-cell>
          <table:table-cell table:number-columns-repeated="4"/>
        </table:table-row>
        <table:table-row table:style-name="ro1">
          <table:table-cell office:value-type="string">
            <text:p>4bd09c92-d238-48ae-b688-97da66a32b76</text:p>
          </table:table-cell>
          <table:table-cell table:number-columns-repeated="4"/>
        </table:table-row>
        <table:table-row table:style-name="ro1">
          <table:table-cell office:value-type="string">
            <text:p>a0def652-aa5e-4e37-992d-bb93243eb632</text:p>
          </table:table-cell>
          <table:table-cell table:number-columns-repeated="4"/>
        </table:table-row>
        <table:table-row table:style-name="ro1">
          <table:table-cell office:value-type="string">
            <text:p>5a5087eb-a1fb-42a4-99ed-26e1cfa8dba0</text:p>
          </table:table-cell>
          <table:table-cell table:number-columns-repeated="4"/>
        </table:table-row>
        <table:table-row table:style-name="ro1">
          <table:table-cell office:value-type="string">
            <text:p>078f7bb6-9a26-43cb-9eaa-49dc80533fed</text:p>
          </table:table-cell>
          <table:table-cell table:number-columns-repeated="4"/>
        </table:table-row>
        <table:table-row table:style-name="ro1">
          <table:table-cell office:value-type="string">
            <text:p>b3c91f94-634f-48b2-87e6-879b401acac9</text:p>
          </table:table-cell>
          <table:table-cell table:number-columns-repeated="4"/>
        </table:table-row>
        <table:table-row table:style-name="ro1">
          <table:table-cell office:value-type="string">
            <text:p>61471bfd-03e3-4e6a-a68b-c739d7926ab7</text:p>
          </table:table-cell>
          <table:table-cell table:number-columns-repeated="4"/>
        </table:table-row>
        <table:table-row table:style-name="ro1">
          <table:table-cell office:value-type="string">
            <text:p>992c22ce-0ecd-46ad-b2c7-40e98d7443c6</text:p>
          </table:table-cell>
          <table:table-cell table:number-columns-repeated="4"/>
        </table:table-row>
        <table:table-row table:style-name="ro1">
          <table:table-cell office:value-type="string">
            <text:p>8fdcfd08-6dca-475f-95ce-1ec7f6d023cb</text:p>
          </table:table-cell>
          <table:table-cell table:number-columns-repeated="4"/>
        </table:table-row>
        <table:table-row table:style-name="ro1">
          <table:table-cell office:value-type="string">
            <text:p>3504546d-9913-48c3-b9f4-61a60e90df32</text:p>
          </table:table-cell>
          <table:table-cell table:number-columns-repeated="4"/>
        </table:table-row>
        <table:table-row table:style-name="ro1">
          <table:table-cell office:value-type="string">
            <text:p>d82905d7-8de4-4897-913b-bbf17d2e129b</text:p>
          </table:table-cell>
          <table:table-cell table:number-columns-repeated="4"/>
        </table:table-row>
        <table:table-row table:style-name="ro1">
          <table:table-cell office:value-type="string">
            <text:p>2e903593-a567-466e-9998-94c2a9ec017e</text:p>
          </table:table-cell>
          <table:table-cell table:number-columns-repeated="4"/>
        </table:table-row>
        <table:table-row table:style-name="ro1">
          <table:table-cell office:value-type="string">
            <text:p>8679f639-dd49-4e50-9e18-bbc855c21e7a</text:p>
          </table:table-cell>
          <table:table-cell table:number-columns-repeated="4"/>
        </table:table-row>
        <table:table-row table:style-name="ro1">
          <table:table-cell office:value-type="string">
            <text:p>ade37a91-59db-45ef-ab26-8b1c0a47d582</text:p>
          </table:table-cell>
          <table:table-cell table:number-columns-repeated="4"/>
        </table:table-row>
        <table:table-row table:style-name="ro1">
          <table:table-cell office:value-type="string">
            <text:p>3d260549-7910-4344-bb84-19f19440bc01</text:p>
          </table:table-cell>
          <table:table-cell table:number-columns-repeated="4"/>
        </table:table-row>
        <table:table-row table:style-name="ro1">
          <table:table-cell office:value-type="string">
            <text:p>f5b6c231-812a-435f-8e3c-ed7090f63fb8</text:p>
          </table:table-cell>
          <table:table-cell table:number-columns-repeated="4"/>
        </table:table-row>
        <table:table-row table:style-name="ro1">
          <table:table-cell office:value-type="string">
            <text:p>cf5afd15-4a8e-42ef-96e4-faacc112f544</text:p>
          </table:table-cell>
          <table:table-cell table:number-columns-repeated="4"/>
        </table:table-row>
        <table:table-row table:style-name="ro1">
          <table:table-cell office:value-type="string">
            <text:p>79e3d8fc-1673-4eab-8b5e-2cceb4db26e2</text:p>
          </table:table-cell>
          <table:table-cell table:number-columns-repeated="4"/>
        </table:table-row>
        <table:table-row table:style-name="ro1">
          <table:table-cell office:value-type="string">
            <text:p>eb621700-070f-4261-b597-c972e9601687</text:p>
          </table:table-cell>
          <table:table-cell table:number-columns-repeated="4"/>
        </table:table-row>
        <table:table-row table:style-name="ro1">
          <table:table-cell office:value-type="string">
            <text:p>f30b9d2a-6e56-43de-a6d6-a92acf19cba3</text:p>
          </table:table-cell>
          <table:table-cell table:number-columns-repeated="4"/>
        </table:table-row>
        <table:table-row table:style-name="ro1">
          <table:table-cell office:value-type="string">
            <text:p>0780204b-4ff7-48ce-aedc-5a3ca187d3be</text:p>
          </table:table-cell>
          <table:table-cell table:number-columns-repeated="4"/>
        </table:table-row>
        <table:table-row table:style-name="ro1">
          <table:table-cell office:value-type="string">
            <text:p>2ac71315-def1-48dc-b75c-1068f0f531ba</text:p>
          </table:table-cell>
          <table:table-cell table:number-columns-repeated="4"/>
        </table:table-row>
        <table:table-row table:style-name="ro1">
          <table:table-cell office:value-type="string">
            <text:p>f8677c7e-8d61-40da-a9af-9790b59dadfd</text:p>
          </table:table-cell>
          <table:table-cell table:number-columns-repeated="4"/>
        </table:table-row>
        <table:table-row table:style-name="ro1">
          <table:table-cell office:value-type="string">
            <text:p>8a961f06-dc1a-4b06-afa4-26c3c07bd8f9</text:p>
          </table:table-cell>
          <table:table-cell table:number-columns-repeated="4"/>
        </table:table-row>
        <table:table-row table:style-name="ro1">
          <table:table-cell office:value-type="string">
            <text:p>ffd61320-10fa-47e3-aa5e-7e650da583f9</text:p>
          </table:table-cell>
          <table:table-cell table:number-columns-repeated="4"/>
        </table:table-row>
        <table:table-row table:style-name="ro1">
          <table:table-cell office:value-type="string">
            <text:p>d03b414f-67c7-422a-ad17-f1d197b4606d</text:p>
          </table:table-cell>
          <table:table-cell table:number-columns-repeated="4"/>
        </table:table-row>
        <table:table-row table:style-name="ro1">
          <table:table-cell office:value-type="string">
            <text:p>2c283e44-7fc1-4426-b406-80cc1788427f</text:p>
          </table:table-cell>
          <table:table-cell table:number-columns-repeated="4"/>
        </table:table-row>
        <table:table-row table:style-name="ro1">
          <table:table-cell office:value-type="string">
            <text:p>c66bbf21-23c9-49f6-98f4-5ddeda6d4608</text:p>
          </table:table-cell>
          <table:table-cell table:number-columns-repeated="4"/>
        </table:table-row>
        <table:table-row table:style-name="ro1">
          <table:table-cell office:value-type="string">
            <text:p>c02681ae-ef53-4df0-8ea9-d77937b93ba6</text:p>
          </table:table-cell>
          <table:table-cell table:number-columns-repeated="4"/>
        </table:table-row>
        <table:table-row table:style-name="ro1">
          <table:table-cell office:value-type="string">
            <text:p>2455bc52-2b01-4e64-9959-787083145946</text:p>
          </table:table-cell>
          <table:table-cell table:number-columns-repeated="4"/>
        </table:table-row>
        <table:table-row table:style-name="ro1">
          <table:table-cell office:value-type="string">
            <text:p>23e22839-cbd1-4bd6-8e99-ae1a79eb1d59</text:p>
          </table:table-cell>
          <table:table-cell table:number-columns-repeated="4"/>
        </table:table-row>
        <table:table-row table:style-name="ro1">
          <table:table-cell office:value-type="string">
            <text:p>0da5e037-1996-4365-a65c-b35ef1d45d18</text:p>
          </table:table-cell>
          <table:table-cell table:number-columns-repeated="4"/>
        </table:table-row>
        <table:table-row table:style-name="ro1">
          <table:table-cell office:value-type="string">
            <text:p>639f5f2b-0988-42aa-b5c1-f65aad61b514</text:p>
          </table:table-cell>
          <table:table-cell table:number-columns-repeated="4"/>
        </table:table-row>
        <table:table-row table:style-name="ro1">
          <table:table-cell office:value-type="string">
            <text:p>432356ea-f76f-4c9f-9d57-c688b52f4bd9</text:p>
          </table:table-cell>
          <table:table-cell table:number-columns-repeated="4"/>
        </table:table-row>
        <table:table-row table:style-name="ro1">
          <table:table-cell office:value-type="string">
            <text:p>e38dbf0d-0ed8-4561-af93-1af9efed2ed6</text:p>
          </table:table-cell>
          <table:table-cell table:number-columns-repeated="4"/>
        </table:table-row>
        <table:table-row table:style-name="ro1">
          <table:table-cell office:value-type="string">
            <text:p>711fa107-b195-48e8-aa9c-8491ba46b672</text:p>
          </table:table-cell>
          <table:table-cell table:number-columns-repeated="4"/>
        </table:table-row>
        <table:table-row table:style-name="ro1">
          <table:table-cell office:value-type="string">
            <text:p>e04de79a-2600-4bf8-8b93-5ec521fece77</text:p>
          </table:table-cell>
          <table:table-cell table:number-columns-repeated="4"/>
        </table:table-row>
        <table:table-row table:style-name="ro1">
          <table:table-cell office:value-type="string">
            <text:p>2b3d6a53-283c-4ece-a119-1df4c811983d</text:p>
          </table:table-cell>
          <table:table-cell table:number-columns-repeated="4"/>
        </table:table-row>
        <table:table-row table:style-name="ro1">
          <table:table-cell office:value-type="string">
            <text:p>59572aab-0510-474e-bbbc-a98278a6f041</text:p>
          </table:table-cell>
          <table:table-cell table:number-columns-repeated="4"/>
        </table:table-row>
        <table:table-row table:style-name="ro1">
          <table:table-cell office:value-type="string">
            <text:p>8c6bbded-9960-4ed7-9b39-628ccfe78e5b</text:p>
          </table:table-cell>
          <table:table-cell table:number-columns-repeated="4"/>
        </table:table-row>
        <table:table-row table:style-name="ro1">
          <table:table-cell office:value-type="string">
            <text:p>5a87a753-d47c-4137-8015-45e7c303a382</text:p>
          </table:table-cell>
          <table:table-cell table:number-columns-repeated="4"/>
        </table:table-row>
        <table:table-row table:style-name="ro1">
          <table:table-cell office:value-type="string">
            <text:p>527860c7-0008-419b-b354-b7303ed6c949</text:p>
          </table:table-cell>
          <table:table-cell table:number-columns-repeated="4"/>
        </table:table-row>
        <table:table-row table:style-name="ro1">
          <table:table-cell office:value-type="string">
            <text:p>60d9a16e-de48-4dcf-8f5c-e8ba384ae0ef</text:p>
          </table:table-cell>
          <table:table-cell table:number-columns-repeated="4"/>
        </table:table-row>
        <table:table-row table:style-name="ro1">
          <table:table-cell office:value-type="string">
            <text:p>1d62cf2f-aa15-4040-adec-c3514ecf9552</text:p>
          </table:table-cell>
          <table:table-cell table:number-columns-repeated="4"/>
        </table:table-row>
        <table:table-row table:style-name="ro1">
          <table:table-cell office:value-type="string">
            <text:p>7aa3d5e2-cde0-4a83-a19c-06f27a957e60</text:p>
          </table:table-cell>
          <table:table-cell table:number-columns-repeated="4"/>
        </table:table-row>
        <table:table-row table:style-name="ro1">
          <table:table-cell office:value-type="string">
            <text:p>cb98f501-7e80-4d25-a7c1-362d58f73563</text:p>
          </table:table-cell>
          <table:table-cell table:number-columns-repeated="4"/>
        </table:table-row>
        <table:table-row table:style-name="ro1">
          <table:table-cell office:value-type="string">
            <text:p>04c29063-42be-417d-bc08-30f39e5ce427</text:p>
          </table:table-cell>
          <table:table-cell table:number-columns-repeated="4"/>
        </table:table-row>
        <table:table-row table:style-name="ro1">
          <table:table-cell office:value-type="string">
            <text:p>cdd26eda-e4ed-4f69-aeca-48a355f553d1</text:p>
          </table:table-cell>
          <table:table-cell table:number-columns-repeated="4"/>
        </table:table-row>
        <table:table-row table:style-name="ro1">
          <table:table-cell office:value-type="string">
            <text:p>d6737737-629d-489a-a2ef-38dcbaba1cbe</text:p>
          </table:table-cell>
          <table:table-cell table:number-columns-repeated="4"/>
        </table:table-row>
        <table:table-row table:style-name="ro1">
          <table:table-cell office:value-type="string">
            <text:p>9bef63e8-eab4-4975-982e-4ed468786beb</text:p>
          </table:table-cell>
          <table:table-cell table:number-columns-repeated="4"/>
        </table:table-row>
        <table:table-row table:style-name="ro1">
          <table:table-cell office:value-type="string">
            <text:p>70908d7a-448e-4eca-b23e-7406080a092c</text:p>
          </table:table-cell>
          <table:table-cell table:number-columns-repeated="4"/>
        </table:table-row>
        <table:table-row table:style-name="ro1">
          <table:table-cell office:value-type="string">
            <text:p>17f57862-ac10-4adb-8cf9-6a19e122d049</text:p>
          </table:table-cell>
          <table:table-cell table:number-columns-repeated="4"/>
        </table:table-row>
        <table:table-row table:style-name="ro1">
          <table:table-cell office:value-type="string">
            <text:p>e4172113-538d-4391-bc45-db97769b9ca6</text:p>
          </table:table-cell>
          <table:table-cell table:number-columns-repeated="4"/>
        </table:table-row>
        <table:table-row table:style-name="ro1">
          <table:table-cell office:value-type="string">
            <text:p>089b8d11-eaa3-46a7-9bff-fec079b1feb7</text:p>
          </table:table-cell>
          <table:table-cell table:number-columns-repeated="4"/>
        </table:table-row>
        <table:table-row table:style-name="ro1">
          <table:table-cell office:value-type="string">
            <text:p>f92c0ff0-9dd3-4d20-b8ff-f1494c236f0e</text:p>
          </table:table-cell>
          <table:table-cell table:number-columns-repeated="4"/>
        </table:table-row>
        <table:table-row table:style-name="ro1">
          <table:table-cell office:value-type="string">
            <text:p>bde3120a-808e-4632-b5d4-def43a3cee4e</text:p>
          </table:table-cell>
          <table:table-cell table:number-columns-repeated="4"/>
        </table:table-row>
        <table:table-row table:style-name="ro1">
          <table:table-cell office:value-type="string">
            <text:p>1a13c6ef-558e-4153-93a4-f559272db7f4</text:p>
          </table:table-cell>
          <table:table-cell table:number-columns-repeated="4"/>
        </table:table-row>
        <table:table-row table:style-name="ro1">
          <table:table-cell office:value-type="string">
            <text:p>2f7b99c0-d242-4c18-a00c-740c94ba2616</text:p>
          </table:table-cell>
          <table:table-cell table:number-columns-repeated="4"/>
        </table:table-row>
        <table:table-row table:style-name="ro1">
          <table:table-cell office:value-type="string">
            <text:p>26757c0d-210d-44e2-b00b-38d242ba3004</text:p>
          </table:table-cell>
          <table:table-cell table:number-columns-repeated="4"/>
        </table:table-row>
        <table:table-row table:style-name="ro1">
          <table:table-cell office:value-type="string">
            <text:p>a61b18b5-125a-459f-8e6c-a2882d25de34</text:p>
          </table:table-cell>
          <table:table-cell table:number-columns-repeated="4"/>
        </table:table-row>
        <table:table-row table:style-name="ro1">
          <table:table-cell office:value-type="string">
            <text:p>427926eb-ced1-445f-9f21-9200800a23c7</text:p>
          </table:table-cell>
          <table:table-cell table:number-columns-repeated="4"/>
        </table:table-row>
        <table:table-row table:style-name="ro1">
          <table:table-cell office:value-type="string">
            <text:p>e3b0fc36-c30d-4dca-8cec-cb45cd6a4509</text:p>
          </table:table-cell>
          <table:table-cell table:number-columns-repeated="4"/>
        </table:table-row>
        <table:table-row table:style-name="ro1">
          <table:table-cell office:value-type="string">
            <text:p>ccb5f4c6-8673-486d-b89d-b35fbb2d78fe</text:p>
          </table:table-cell>
          <table:table-cell table:number-columns-repeated="4"/>
        </table:table-row>
        <table:table-row table:style-name="ro1">
          <table:table-cell office:value-type="string">
            <text:p>4e55c134-d713-45cc-8a5e-a51b18394779</text:p>
          </table:table-cell>
          <table:table-cell table:number-columns-repeated="4"/>
        </table:table-row>
        <table:table-row table:style-name="ro1">
          <table:table-cell office:value-type="string">
            <text:p>de8c27ae-f219-49f2-af08-c60e09914795</text:p>
          </table:table-cell>
          <table:table-cell table:number-columns-repeated="4"/>
        </table:table-row>
        <table:table-row table:style-name="ro1">
          <table:table-cell office:value-type="string">
            <text:p>ec4eaa64-1e50-4723-9cdc-624dd1170fe1</text:p>
          </table:table-cell>
          <table:table-cell table:number-columns-repeated="4"/>
        </table:table-row>
        <table:table-row table:style-name="ro1">
          <table:table-cell office:value-type="string">
            <text:p>a790e809-9b7c-45e8-ab9e-a5051f125445</text:p>
          </table:table-cell>
          <table:table-cell table:number-columns-repeated="4"/>
        </table:table-row>
        <table:table-row table:style-name="ro1">
          <table:table-cell office:value-type="string">
            <text:p>bf2724e2-477b-41c3-a689-164391a0907d</text:p>
          </table:table-cell>
          <table:table-cell table:number-columns-repeated="4"/>
        </table:table-row>
        <table:table-row table:style-name="ro1">
          <table:table-cell office:value-type="string">
            <text:p>2049109d-bd78-4aa3-b540-e74184ad0fda</text:p>
          </table:table-cell>
          <table:table-cell table:number-columns-repeated="4"/>
        </table:table-row>
        <table:table-row table:style-name="ro1">
          <table:table-cell office:value-type="string">
            <text:p>f37907cd-8a10-48d3-b88b-1daeb3408ea9</text:p>
          </table:table-cell>
          <table:table-cell table:number-columns-repeated="4"/>
        </table:table-row>
        <table:table-row table:style-name="ro1">
          <table:table-cell office:value-type="string">
            <text:p>d56e90d5-3cad-4be2-aa7a-5b5e540385c7</text:p>
          </table:table-cell>
          <table:table-cell table:number-columns-repeated="4"/>
        </table:table-row>
        <table:table-row table:style-name="ro1">
          <table:table-cell office:value-type="string">
            <text:p>3bbe06bd-584a-4380-9a74-0a843d9ff170</text:p>
          </table:table-cell>
          <table:table-cell table:number-columns-repeated="4"/>
        </table:table-row>
        <table:table-row table:style-name="ro1">
          <table:table-cell office:value-type="string">
            <text:p>d7f070db-b564-4ad7-8cbe-87f30af8af43</text:p>
          </table:table-cell>
          <table:table-cell table:number-columns-repeated="4"/>
        </table:table-row>
        <table:table-row table:style-name="ro1">
          <table:table-cell office:value-type="string">
            <text:p>d078a88f-0c98-4d00-bfc8-0afaf5aea0c9</text:p>
          </table:table-cell>
          <table:table-cell table:number-columns-repeated="4"/>
        </table:table-row>
        <table:table-row table:style-name="ro1">
          <table:table-cell office:value-type="string">
            <text:p>4d269937-a529-4315-832a-c846bc2f0dc2</text:p>
          </table:table-cell>
          <table:table-cell table:number-columns-repeated="4"/>
        </table:table-row>
        <table:table-row table:style-name="ro1">
          <table:table-cell office:value-type="string">
            <text:p>13dda2fe-083a-4f4d-9be4-d288e3ef5e1c</text:p>
          </table:table-cell>
          <table:table-cell table:number-columns-repeated="4"/>
        </table:table-row>
        <table:table-row table:style-name="ro1">
          <table:table-cell office:value-type="string">
            <text:p>f204d9ea-c02f-4d5e-9d73-196a7c7d1747</text:p>
          </table:table-cell>
          <table:table-cell table:number-columns-repeated="4"/>
        </table:table-row>
        <table:table-row table:style-name="ro1">
          <table:table-cell office:value-type="string">
            <text:p>86a0cec6-e357-48f4-bd2e-8e6eebee802f</text:p>
          </table:table-cell>
          <table:table-cell table:number-columns-repeated="4"/>
        </table:table-row>
        <table:table-row table:style-name="ro1">
          <table:table-cell office:value-type="string">
            <text:p>5646890e-7ca3-4467-adab-aacc89eedc73</text:p>
          </table:table-cell>
          <table:table-cell table:number-columns-repeated="4"/>
        </table:table-row>
        <table:table-row table:style-name="ro1">
          <table:table-cell office:value-type="string">
            <text:p>0dccbf2f-219d-4458-8e6e-b2086297f9de</text:p>
          </table:table-cell>
          <table:table-cell table:number-columns-repeated="4"/>
        </table:table-row>
        <table:table-row table:style-name="ro1">
          <table:table-cell office:value-type="string">
            <text:p>2919f93b-b748-4e98-a413-1dca3b740644</text:p>
          </table:table-cell>
          <table:table-cell table:number-columns-repeated="4"/>
        </table:table-row>
        <table:table-row table:style-name="ro1">
          <table:table-cell office:value-type="string">
            <text:p>d9abf130-5f6a-4f38-a5ec-7e181d88d01b</text:p>
          </table:table-cell>
          <table:table-cell table:number-columns-repeated="4"/>
        </table:table-row>
        <table:table-row table:style-name="ro1">
          <table:table-cell office:value-type="string">
            <text:p>0e897715-d3f5-4ccb-9180-5f709fa970fe</text:p>
          </table:table-cell>
          <table:table-cell table:number-columns-repeated="4"/>
        </table:table-row>
        <table:table-row table:style-name="ro1">
          <table:table-cell office:value-type="string">
            <text:p>63cdd807-e5d2-4461-8b6e-1abaed5cfada</text:p>
          </table:table-cell>
          <table:table-cell table:number-columns-repeated="4"/>
        </table:table-row>
        <table:table-row table:style-name="ro1">
          <table:table-cell office:value-type="string">
            <text:p>5a3ec9c4-0b31-4e06-b0d7-49d4b780dc22</text:p>
          </table:table-cell>
          <table:table-cell table:number-columns-repeated="4"/>
        </table:table-row>
        <table:table-row table:style-name="ro1">
          <table:table-cell office:value-type="string">
            <text:p>9e501f5d-2797-4d69-b5fc-f7cae61f4951</text:p>
          </table:table-cell>
          <table:table-cell table:number-columns-repeated="4"/>
        </table:table-row>
        <table:table-row table:style-name="ro1">
          <table:table-cell office:value-type="string">
            <text:p>9fd9c33f-07b3-4b14-a757-7588fad06241</text:p>
          </table:table-cell>
          <table:table-cell table:number-columns-repeated="4"/>
        </table:table-row>
        <table:table-row table:style-name="ro1">
          <table:table-cell office:value-type="string">
            <text:p>f3f4ff30-4d5c-4cfd-98ac-3f7fec39785e</text:p>
          </table:table-cell>
          <table:table-cell table:number-columns-repeated="4"/>
        </table:table-row>
        <table:table-row table:style-name="ro1">
          <table:table-cell office:value-type="string">
            <text:p>407040a1-37fc-4c51-8aea-56c63a759664</text:p>
          </table:table-cell>
          <table:table-cell table:number-columns-repeated="4"/>
        </table:table-row>
        <table:table-row table:style-name="ro1">
          <table:table-cell office:value-type="string">
            <text:p>d913262a-2a6e-4343-87b6-ddd989e34686</text:p>
          </table:table-cell>
          <table:table-cell table:number-columns-repeated="4"/>
        </table:table-row>
        <table:table-row table:style-name="ro1">
          <table:table-cell office:value-type="string">
            <text:p>041c3910-c831-4c67-85da-162ca3a29473</text:p>
          </table:table-cell>
          <table:table-cell table:number-columns-repeated="4"/>
        </table:table-row>
        <table:table-row table:style-name="ro1">
          <table:table-cell office:value-type="string">
            <text:p>184a9783-287a-41a5-a14f-11ab9cad8c41</text:p>
          </table:table-cell>
          <table:table-cell table:number-columns-repeated="4"/>
        </table:table-row>
        <table:table-row table:style-name="ro1">
          <table:table-cell office:value-type="string">
            <text:p>5b006258-82d6-4bfd-a72f-21cb3acb8e82</text:p>
          </table:table-cell>
          <table:table-cell table:number-columns-repeated="4"/>
        </table:table-row>
        <table:table-row table:style-name="ro1">
          <table:table-cell office:value-type="string">
            <text:p>dac6e56c-5a91-43b0-a408-0287dd0e4e00</text:p>
          </table:table-cell>
          <table:table-cell table:number-columns-repeated="4"/>
        </table:table-row>
        <table:table-row table:style-name="ro1">
          <table:table-cell office:value-type="string">
            <text:p>b0d6e7b6-ffcd-4413-a2aa-14693eb4e7d8</text:p>
          </table:table-cell>
          <table:table-cell table:number-columns-repeated="4"/>
        </table:table-row>
        <table:table-row table:style-name="ro1">
          <table:table-cell office:value-type="string">
            <text:p>3b164b1e-76ad-4dcd-9f6c-0869c4c1ff1b</text:p>
          </table:table-cell>
          <table:table-cell table:number-columns-repeated="4"/>
        </table:table-row>
        <table:table-row table:style-name="ro1">
          <table:table-cell office:value-type="string">
            <text:p>307db202-b0cd-4e72-9850-064235757e71</text:p>
          </table:table-cell>
          <table:table-cell table:number-columns-repeated="4"/>
        </table:table-row>
        <table:table-row table:style-name="ro1">
          <table:table-cell office:value-type="string">
            <text:p>14fbfc80-998e-48f3-bcc5-dba56ed53929</text:p>
          </table:table-cell>
          <table:table-cell table:number-columns-repeated="4"/>
        </table:table-row>
        <table:table-row table:style-name="ro1">
          <table:table-cell office:value-type="string">
            <text:p>fbe9c4af-4be3-4fdb-adaf-fdb6a461be3f</text:p>
          </table:table-cell>
          <table:table-cell table:number-columns-repeated="4"/>
        </table:table-row>
        <table:table-row table:style-name="ro1">
          <table:table-cell office:value-type="string">
            <text:p>2cdedc46-f4b4-4ae1-ab2e-a64b8251f01c</text:p>
          </table:table-cell>
          <table:table-cell table:number-columns-repeated="4"/>
        </table:table-row>
        <table:table-row table:style-name="ro1">
          <table:table-cell office:value-type="string">
            <text:p>e6b7ceb8-e6bc-4247-a870-07250ffd288a</text:p>
          </table:table-cell>
          <table:table-cell table:number-columns-repeated="4"/>
        </table:table-row>
        <table:table-row table:style-name="ro1">
          <table:table-cell office:value-type="string">
            <text:p>be13dd5f-9491-4669-beb4-1122f93254ac</text:p>
          </table:table-cell>
          <table:table-cell table:number-columns-repeated="4"/>
        </table:table-row>
        <table:table-row table:style-name="ro1">
          <table:table-cell office:value-type="string">
            <text:p>e0e50b74-a57c-4024-bd33-54ba243209a6</text:p>
          </table:table-cell>
          <table:table-cell table:number-columns-repeated="4"/>
        </table:table-row>
        <table:table-row table:style-name="ro1">
          <table:table-cell office:value-type="string">
            <text:p>34c002bf-eb55-406f-b50c-c59bbac58098</text:p>
          </table:table-cell>
          <table:table-cell table:number-columns-repeated="4"/>
        </table:table-row>
        <table:table-row table:style-name="ro1">
          <table:table-cell office:value-type="string">
            <text:p>7bcd53ab-94f2-4d51-a3b8-f83178c2ec47</text:p>
          </table:table-cell>
          <table:table-cell table:number-columns-repeated="4"/>
        </table:table-row>
        <table:table-row table:style-name="ro1">
          <table:table-cell office:value-type="string">
            <text:p>f372fe03-593d-4e2a-a3c6-f945f895a3fb</text:p>
          </table:table-cell>
          <table:table-cell table:number-columns-repeated="4"/>
        </table:table-row>
        <table:table-row table:style-name="ro1">
          <table:table-cell office:value-type="string">
            <text:p>93aaab1d-5e1a-4ecb-af51-8dab46898625</text:p>
          </table:table-cell>
          <table:table-cell table:number-columns-repeated="4"/>
        </table:table-row>
        <table:table-row table:style-name="ro1">
          <table:table-cell office:value-type="string">
            <text:p>16980c56-39c4-45d2-a043-073fc7576860</text:p>
          </table:table-cell>
          <table:table-cell table:number-columns-repeated="4"/>
        </table:table-row>
        <table:table-row table:style-name="ro1">
          <table:table-cell office:value-type="string">
            <text:p>88d05f9f-a6bf-4f47-8235-52312b1f3bf0</text:p>
          </table:table-cell>
          <table:table-cell table:number-columns-repeated="4"/>
        </table:table-row>
        <table:table-row table:style-name="ro1">
          <table:table-cell office:value-type="string">
            <text:p>a44f4264-bc61-4b27-9772-3a6a67c42518</text:p>
          </table:table-cell>
          <table:table-cell table:number-columns-repeated="4"/>
        </table:table-row>
        <table:table-row table:style-name="ro1">
          <table:table-cell office:value-type="string">
            <text:p>27af8b2f-2831-4fbf-b70c-8a3f80fec494</text:p>
          </table:table-cell>
          <table:table-cell table:number-columns-repeated="4"/>
        </table:table-row>
        <table:table-row table:style-name="ro1">
          <table:table-cell office:value-type="string">
            <text:p>a97b3e78-a136-4a9c-a499-61e73720ff9c</text:p>
          </table:table-cell>
          <table:table-cell table:number-columns-repeated="4"/>
        </table:table-row>
        <table:table-row table:style-name="ro1">
          <table:table-cell office:value-type="string">
            <text:p>ed612bbf-1f53-4214-8fb6-b17d6405a82e</text:p>
          </table:table-cell>
          <table:table-cell table:number-columns-repeated="4"/>
        </table:table-row>
        <table:table-row table:style-name="ro1">
          <table:table-cell office:value-type="string">
            <text:p>1a328d90-f1b6-4468-b12e-1b243fa7dc8f</text:p>
          </table:table-cell>
          <table:table-cell table:number-columns-repeated="4"/>
        </table:table-row>
        <table:table-row table:style-name="ro1">
          <table:table-cell office:value-type="string">
            <text:p>359a0cdb-aa0d-4f87-9fa3-7852afab3950</text:p>
          </table:table-cell>
          <table:table-cell table:number-columns-repeated="4"/>
        </table:table-row>
        <table:table-row table:style-name="ro1">
          <table:table-cell office:value-type="string">
            <text:p>bdeccffe-bfbd-48c1-80be-a7b66f7f023c</text:p>
          </table:table-cell>
          <table:table-cell table:number-columns-repeated="4"/>
        </table:table-row>
        <table:table-row table:style-name="ro1">
          <table:table-cell office:value-type="string">
            <text:p>f62ad4b6-0c83-4586-9220-e7b69b5a02af</text:p>
          </table:table-cell>
          <table:table-cell table:number-columns-repeated="4"/>
        </table:table-row>
        <table:table-row table:style-name="ro1">
          <table:table-cell office:value-type="string">
            <text:p>38dc8565-9f56-442a-a43a-9214d9b4f041</text:p>
          </table:table-cell>
          <table:table-cell table:number-columns-repeated="4"/>
        </table:table-row>
        <table:table-row table:style-name="ro1">
          <table:table-cell office:value-type="string">
            <text:p>71b2391b-6dbb-4f31-a2d0-4b58e897addd</text:p>
          </table:table-cell>
          <table:table-cell table:number-columns-repeated="4"/>
        </table:table-row>
        <table:table-row table:style-name="ro1">
          <table:table-cell office:value-type="string">
            <text:p>fde3f9a0-b0a6-40e5-8381-07b554adf5bb</text:p>
          </table:table-cell>
          <table:table-cell table:number-columns-repeated="4"/>
        </table:table-row>
        <table:table-row table:style-name="ro1">
          <table:table-cell office:value-type="string">
            <text:p>46b7bfb1-2ff2-45a2-9147-3111f5dc24c1</text:p>
          </table:table-cell>
          <table:table-cell table:number-columns-repeated="4"/>
        </table:table-row>
        <table:table-row table:style-name="ro1">
          <table:table-cell office:value-type="string">
            <text:p>be18f903-811a-4d24-91fa-6e960d048161</text:p>
          </table:table-cell>
          <table:table-cell table:number-columns-repeated="4"/>
        </table:table-row>
        <table:table-row table:style-name="ro1">
          <table:table-cell office:value-type="string">
            <text:p>cc22e0b7-3d4a-44ea-bed0-d44bbaa63df6</text:p>
          </table:table-cell>
          <table:table-cell table:number-columns-repeated="4"/>
        </table:table-row>
        <table:table-row table:style-name="ro1">
          <table:table-cell office:value-type="string">
            <text:p>059b9610-f6bf-462f-a394-a585c18d922b</text:p>
          </table:table-cell>
          <table:table-cell table:number-columns-repeated="4"/>
        </table:table-row>
        <table:table-row table:style-name="ro1">
          <table:table-cell office:value-type="string">
            <text:p>a5f98859-f252-4f13-9293-4db81ced1cb3</text:p>
          </table:table-cell>
          <table:table-cell table:number-columns-repeated="4"/>
        </table:table-row>
        <table:table-row table:style-name="ro1">
          <table:table-cell office:value-type="string">
            <text:p>8591f0cd-657e-42a0-9719-478f1fd77126</text:p>
          </table:table-cell>
          <table:table-cell table:number-columns-repeated="4"/>
        </table:table-row>
        <table:table-row table:style-name="ro1">
          <table:table-cell office:value-type="string">
            <text:p>ff77880a-95a8-4ec0-8ce7-c4e6ba1f62ca</text:p>
          </table:table-cell>
          <table:table-cell table:number-columns-repeated="4"/>
        </table:table-row>
        <table:table-row table:style-name="ro1">
          <table:table-cell office:value-type="string">
            <text:p>c7c687e7-596e-45e0-8955-97ed69988aaf</text:p>
          </table:table-cell>
          <table:table-cell table:number-columns-repeated="4"/>
        </table:table-row>
        <table:table-row table:style-name="ro1">
          <table:table-cell office:value-type="string">
            <text:p>c5e6ee88-ff5e-4a20-89cb-4a9ca8e6a184</text:p>
          </table:table-cell>
          <table:table-cell table:number-columns-repeated="4"/>
        </table:table-row>
        <table:table-row table:style-name="ro1">
          <table:table-cell office:value-type="string">
            <text:p>e470f12a-0410-44de-bf1d-2eb0d8a734c1</text:p>
          </table:table-cell>
          <table:table-cell table:number-columns-repeated="4"/>
        </table:table-row>
        <table:table-row table:style-name="ro1">
          <table:table-cell office:value-type="string">
            <text:p>d3cad1d8-1e7e-4f17-a3e9-c266b02cc35a</text:p>
          </table:table-cell>
          <table:table-cell table:number-columns-repeated="4"/>
        </table:table-row>
        <table:table-row table:style-name="ro1">
          <table:table-cell office:value-type="string">
            <text:p>2bf47abe-8224-4e34-9105-defd055049b4</text:p>
          </table:table-cell>
          <table:table-cell table:number-columns-repeated="4"/>
        </table:table-row>
        <table:table-row table:style-name="ro1">
          <table:table-cell office:value-type="string">
            <text:p>9d72e618-cb06-43db-b703-b581cc01c9be</text:p>
          </table:table-cell>
          <table:table-cell table:number-columns-repeated="4"/>
        </table:table-row>
        <table:table-row table:style-name="ro1">
          <table:table-cell office:value-type="string">
            <text:p>d8a483a8-16f0-41df-858f-f7c115a37f8d</text:p>
          </table:table-cell>
          <table:table-cell table:number-columns-repeated="4"/>
        </table:table-row>
        <table:table-row table:style-name="ro1">
          <table:table-cell office:value-type="string">
            <text:p>ac1147e3-35d0-4416-ba3c-5e2202a3b417</text:p>
          </table:table-cell>
          <table:table-cell table:number-columns-repeated="4"/>
        </table:table-row>
        <table:table-row table:style-name="ro1">
          <table:table-cell office:value-type="string">
            <text:p>28d3f487-fa9b-468e-933b-c5def17707be</text:p>
          </table:table-cell>
          <table:table-cell table:number-columns-repeated="4"/>
        </table:table-row>
        <table:table-row table:style-name="ro1">
          <table:table-cell office:value-type="string">
            <text:p>4b427992-7364-4d71-a80d-57992edffe72</text:p>
          </table:table-cell>
          <table:table-cell table:number-columns-repeated="4"/>
        </table:table-row>
        <table:table-row table:style-name="ro1">
          <table:table-cell office:value-type="string">
            <text:p>1be1657f-5737-41eb-b3e4-8468a16fecea</text:p>
          </table:table-cell>
          <table:table-cell table:number-columns-repeated="4"/>
        </table:table-row>
        <table:table-row table:style-name="ro1">
          <table:table-cell office:value-type="string">
            <text:p>12611b2f-9f43-4542-b078-bc22dc9b45ea</text:p>
          </table:table-cell>
          <table:table-cell table:number-columns-repeated="4"/>
        </table:table-row>
        <table:table-row table:style-name="ro1">
          <table:table-cell office:value-type="string">
            <text:p>5c7f4724-6889-4137-9536-e5589deaab54</text:p>
          </table:table-cell>
          <table:table-cell table:number-columns-repeated="4"/>
        </table:table-row>
        <table:table-row table:style-name="ro1">
          <table:table-cell office:value-type="string">
            <text:p>11bb3804-9652-4582-b5d9-f3fda4bda02b</text:p>
          </table:table-cell>
          <table:table-cell table:number-columns-repeated="4"/>
        </table:table-row>
        <table:table-row table:style-name="ro1">
          <table:table-cell office:value-type="string">
            <text:p>651dd09f-3328-49fa-82ea-4293d32a9d64</text:p>
          </table:table-cell>
          <table:table-cell table:number-columns-repeated="4"/>
        </table:table-row>
        <table:table-row table:style-name="ro1">
          <table:table-cell office:value-type="string">
            <text:p>5bbb808b-93bc-4116-b46c-6f942426036f</text:p>
          </table:table-cell>
          <table:table-cell table:number-columns-repeated="4"/>
        </table:table-row>
        <table:table-row table:style-name="ro1">
          <table:table-cell office:value-type="string">
            <text:p>a3341b1e-d4c2-4a91-bc7a-b77d122e9221</text:p>
          </table:table-cell>
          <table:table-cell table:number-columns-repeated="4"/>
        </table:table-row>
        <table:table-row table:style-name="ro1">
          <table:table-cell office:value-type="string">
            <text:p>a2f71782-40ef-4494-ae79-edac8ea81fa3</text:p>
          </table:table-cell>
          <table:table-cell table:number-columns-repeated="4"/>
        </table:table-row>
        <table:table-row table:style-name="ro1">
          <table:table-cell office:value-type="string">
            <text:p>04d0b87f-9d06-450b-9967-ae3d22d6d257</text:p>
          </table:table-cell>
          <table:table-cell table:number-columns-repeated="4"/>
        </table:table-row>
        <table:table-row table:style-name="ro1">
          <table:table-cell office:value-type="string">
            <text:p>782bd085-a23b-4d4d-a9f0-333b5a339e33</text:p>
          </table:table-cell>
          <table:table-cell table:number-columns-repeated="4"/>
        </table:table-row>
        <table:table-row table:style-name="ro1">
          <table:table-cell office:value-type="string">
            <text:p>2138b2ef-d02f-4230-8d16-b4cb71d41663</text:p>
          </table:table-cell>
          <table:table-cell table:number-columns-repeated="4"/>
        </table:table-row>
        <table:table-row table:style-name="ro1">
          <table:table-cell office:value-type="string">
            <text:p>19def9de-1bb0-4267-a94e-03ed063f13f4</text:p>
          </table:table-cell>
          <table:table-cell table:number-columns-repeated="4"/>
        </table:table-row>
        <table:table-row table:style-name="ro1">
          <table:table-cell office:value-type="string">
            <text:p>ba9acc5d-7a92-458b-b5b9-ba5c78ba9f71</text:p>
          </table:table-cell>
          <table:table-cell table:number-columns-repeated="4"/>
        </table:table-row>
        <table:table-row table:style-name="ro1">
          <table:table-cell office:value-type="string">
            <text:p>15f32c74-d281-463f-9e15-5f2bcd24ae06</text:p>
          </table:table-cell>
          <table:table-cell table:number-columns-repeated="4"/>
        </table:table-row>
        <table:table-row table:style-name="ro1">
          <table:table-cell office:value-type="string">
            <text:p>122dd1f0-f5ea-40d1-9881-c583c4a10710</text:p>
          </table:table-cell>
          <table:table-cell table:number-columns-repeated="4"/>
        </table:table-row>
        <table:table-row table:style-name="ro1">
          <table:table-cell office:value-type="string">
            <text:p>dd9d08cb-db83-4d17-9686-874a3c4d9e78</text:p>
          </table:table-cell>
          <table:table-cell table:number-columns-repeated="4"/>
        </table:table-row>
        <table:table-row table:style-name="ro1">
          <table:table-cell office:value-type="string">
            <text:p>fe866da9-9c95-4592-83d5-b3281bd21f30</text:p>
          </table:table-cell>
          <table:table-cell table:number-columns-repeated="4"/>
        </table:table-row>
        <table:table-row table:style-name="ro1">
          <table:table-cell office:value-type="string">
            <text:p>21da67a4-a649-4643-8e05-700086fe91d3</text:p>
          </table:table-cell>
          <table:table-cell table:number-columns-repeated="4"/>
        </table:table-row>
        <table:table-row table:style-name="ro1">
          <table:table-cell office:value-type="string">
            <text:p>969bdf6a-3b6e-4fc2-99d7-52c697ccee24</text:p>
          </table:table-cell>
          <table:table-cell table:number-columns-repeated="4"/>
        </table:table-row>
        <table:table-row table:style-name="ro1">
          <table:table-cell office:value-type="string">
            <text:p>7e5722a3-cac3-459f-abdf-460e6cb36f63</text:p>
          </table:table-cell>
          <table:table-cell table:number-columns-repeated="4"/>
        </table:table-row>
        <table:table-row table:style-name="ro1">
          <table:table-cell office:value-type="string">
            <text:p>383c42f9-fbc4-4447-85b9-8a2ca854abe4</text:p>
          </table:table-cell>
          <table:table-cell table:number-columns-repeated="4"/>
        </table:table-row>
        <table:table-row table:style-name="ro1">
          <table:table-cell office:value-type="string">
            <text:p>6d117897-1447-4b8e-8446-69ab1e5779b9</text:p>
          </table:table-cell>
          <table:table-cell table:number-columns-repeated="4"/>
        </table:table-row>
        <table:table-row table:style-name="ro1">
          <table:table-cell office:value-type="string">
            <text:p>1b0114a3-a822-475a-9c23-b68e892a070c</text:p>
          </table:table-cell>
          <table:table-cell table:number-columns-repeated="4"/>
        </table:table-row>
        <table:table-row table:style-name="ro1">
          <table:table-cell office:value-type="string">
            <text:p>f5e80eca-f656-46b3-b149-0fa70403dbb9</text:p>
          </table:table-cell>
          <table:table-cell table:number-columns-repeated="4"/>
        </table:table-row>
        <table:table-row table:style-name="ro1">
          <table:table-cell office:value-type="string">
            <text:p>a7d89497-32f4-4bc0-a383-a32fe4fe5878</text:p>
          </table:table-cell>
          <table:table-cell table:number-columns-repeated="4"/>
        </table:table-row>
        <table:table-row table:style-name="ro1">
          <table:table-cell office:value-type="string">
            <text:p>0ea5b8b7-126d-402c-b9e8-16d6d293dfee</text:p>
          </table:table-cell>
          <table:table-cell table:number-columns-repeated="4"/>
        </table:table-row>
        <table:table-row table:style-name="ro1">
          <table:table-cell office:value-type="string">
            <text:p>4bdd9e48-c76b-4e43-a3e4-190760a94e1b</text:p>
          </table:table-cell>
          <table:table-cell table:number-columns-repeated="4"/>
        </table:table-row>
        <table:table-row table:style-name="ro1">
          <table:table-cell office:value-type="string">
            <text:p>8e7f511c-702f-4f97-9007-c87d8f7fdfcb</text:p>
          </table:table-cell>
          <table:table-cell table:number-columns-repeated="4"/>
        </table:table-row>
        <table:table-row table:style-name="ro1">
          <table:table-cell office:value-type="string">
            <text:p>f4b7c7b0-eb51-4f21-8d66-002bd46667a8</text:p>
          </table:table-cell>
          <table:table-cell table:number-columns-repeated="4"/>
        </table:table-row>
        <table:table-row table:style-name="ro1">
          <table:table-cell office:value-type="string">
            <text:p>85442fca-19c6-4b49-b698-e9af0c5eec55</text:p>
          </table:table-cell>
          <table:table-cell table:number-columns-repeated="4"/>
        </table:table-row>
        <table:table-row table:style-name="ro1">
          <table:table-cell office:value-type="string">
            <text:p>cae567fb-d7a2-46dd-9632-cc26cb1a3df1</text:p>
          </table:table-cell>
          <table:table-cell table:number-columns-repeated="4"/>
        </table:table-row>
        <table:table-row table:style-name="ro1">
          <table:table-cell office:value-type="string">
            <text:p>ab5d0192-422f-4ca5-8cab-4caba0d2afe2</text:p>
          </table:table-cell>
          <table:table-cell table:number-columns-repeated="4"/>
        </table:table-row>
        <table:table-row table:style-name="ro1">
          <table:table-cell office:value-type="string">
            <text:p>1698b410-3e11-4c05-a00a-296c82a4177d</text:p>
          </table:table-cell>
          <table:table-cell table:number-columns-repeated="4"/>
        </table:table-row>
        <table:table-row table:style-name="ro1">
          <table:table-cell office:value-type="string">
            <text:p>e9e95d81-8e6b-4f5a-ac56-67ebda4187f3</text:p>
          </table:table-cell>
          <table:table-cell table:number-columns-repeated="4"/>
        </table:table-row>
        <table:table-row table:style-name="ro1">
          <table:table-cell office:value-type="string">
            <text:p>6c1ca0a2-5870-45c9-84da-77a8e1b618f7</text:p>
          </table:table-cell>
          <table:table-cell table:number-columns-repeated="4"/>
        </table:table-row>
        <table:table-row table:style-name="ro1">
          <table:table-cell office:value-type="string">
            <text:p>5807c81c-5338-4998-8b1c-bd586acc9587</text:p>
          </table:table-cell>
          <table:table-cell table:number-columns-repeated="4"/>
        </table:table-row>
        <table:table-row table:style-name="ro1">
          <table:table-cell office:value-type="string">
            <text:p>f192910a-04f1-40da-bf9f-60b7f365a4de</text:p>
          </table:table-cell>
          <table:table-cell table:number-columns-repeated="4"/>
        </table:table-row>
        <table:table-row table:style-name="ro1">
          <table:table-cell office:value-type="string">
            <text:p>655f9ca2-0f4a-42e9-a957-eed6d54eb3cc</text:p>
          </table:table-cell>
          <table:table-cell table:number-columns-repeated="4"/>
        </table:table-row>
        <table:table-row table:style-name="ro1">
          <table:table-cell office:value-type="string">
            <text:p>f6d02b89-acc7-457b-b1ba-186ff1926986</text:p>
          </table:table-cell>
          <table:table-cell table:number-columns-repeated="4"/>
        </table:table-row>
        <table:table-row table:style-name="ro1">
          <table:table-cell office:value-type="string">
            <text:p>92d04815-57e2-42aa-88ce-75539d506308</text:p>
          </table:table-cell>
          <table:table-cell table:number-columns-repeated="4"/>
        </table:table-row>
        <table:table-row table:style-name="ro1">
          <table:table-cell office:value-type="string">
            <text:p>4f5f45e2-db26-483c-b474-953a6b7b1944</text:p>
          </table:table-cell>
          <table:table-cell table:number-columns-repeated="4"/>
        </table:table-row>
        <table:table-row table:style-name="ro1">
          <table:table-cell office:value-type="string">
            <text:p>11d77107-efbb-4eca-9951-b6f6ac06bbce</text:p>
          </table:table-cell>
          <table:table-cell table:number-columns-repeated="4"/>
        </table:table-row>
        <table:table-row table:style-name="ro1">
          <table:table-cell office:value-type="string">
            <text:p>8c7e3ff5-a588-4420-8035-f1fe91315285</text:p>
          </table:table-cell>
          <table:table-cell table:number-columns-repeated="4"/>
        </table:table-row>
        <table:table-row table:style-name="ro1">
          <table:table-cell office:value-type="string">
            <text:p>796d4641-80a9-41c3-94e4-8aeffc605a04</text:p>
          </table:table-cell>
          <table:table-cell table:number-columns-repeated="4"/>
        </table:table-row>
        <table:table-row table:style-name="ro1">
          <table:table-cell office:value-type="string">
            <text:p>205bb359-8b6a-4379-a5c6-29fab0c95e42</text:p>
          </table:table-cell>
          <table:table-cell table:number-columns-repeated="4"/>
        </table:table-row>
        <table:table-row table:style-name="ro1">
          <table:table-cell office:value-type="string">
            <text:p>fac70fca-ea2e-4501-b9e9-1e9b79e05a06</text:p>
          </table:table-cell>
          <table:table-cell table:number-columns-repeated="4"/>
        </table:table-row>
        <table:table-row table:style-name="ro1">
          <table:table-cell office:value-type="string">
            <text:p>44abe230-c50d-435b-ba3b-4a5396506491</text:p>
          </table:table-cell>
          <table:table-cell table:number-columns-repeated="4"/>
        </table:table-row>
        <table:table-row table:style-name="ro1">
          <table:table-cell office:value-type="string">
            <text:p>38c8b813-463c-4fba-b015-1f66b7f43bbe</text:p>
          </table:table-cell>
          <table:table-cell table:number-columns-repeated="4"/>
        </table:table-row>
        <table:table-row table:style-name="ro1">
          <table:table-cell office:value-type="string">
            <text:p>b981e3d4-fc0c-417c-9c90-fc528d7759ea</text:p>
          </table:table-cell>
          <table:table-cell table:number-columns-repeated="4"/>
        </table:table-row>
        <table:table-row table:style-name="ro1">
          <table:table-cell office:value-type="string">
            <text:p>7919db8f-1749-45f1-9236-47e3d53da2fa</text:p>
          </table:table-cell>
          <table:table-cell table:number-columns-repeated="4"/>
        </table:table-row>
        <table:table-row table:style-name="ro1">
          <table:table-cell office:value-type="string">
            <text:p>c48efc79-3a37-4f2f-91c9-00ad9d00da7c</text:p>
          </table:table-cell>
          <table:table-cell table:number-columns-repeated="4"/>
        </table:table-row>
        <table:table-row table:style-name="ro1">
          <table:table-cell office:value-type="string">
            <text:p>b18baddd-9179-4e55-838e-f3660ae690ea</text:p>
          </table:table-cell>
          <table:table-cell table:number-columns-repeated="4"/>
        </table:table-row>
        <table:table-row table:style-name="ro1">
          <table:table-cell office:value-type="string">
            <text:p>40336f18-362d-487b-b6b3-2aad8d023bdc</text:p>
          </table:table-cell>
          <table:table-cell table:number-columns-repeated="4"/>
        </table:table-row>
        <table:table-row table:style-name="ro1">
          <table:table-cell office:value-type="string">
            <text:p>dd1822f4-53df-41a2-acc5-6685e5c5e3d4</text:p>
          </table:table-cell>
          <table:table-cell table:number-columns-repeated="4"/>
        </table:table-row>
        <table:table-row table:style-name="ro1">
          <table:table-cell office:value-type="string">
            <text:p>2ee32d26-7c5f-48a3-9c84-005e13fb99a7</text:p>
          </table:table-cell>
          <table:table-cell table:number-columns-repeated="4"/>
        </table:table-row>
        <table:table-row table:style-name="ro1">
          <table:table-cell office:value-type="string">
            <text:p>515e34f3-a0ec-470b-b041-1dc5d3911b01</text:p>
          </table:table-cell>
          <table:table-cell table:number-columns-repeated="4"/>
        </table:table-row>
        <table:table-row table:style-name="ro1">
          <table:table-cell office:value-type="string">
            <text:p>9bfc7354-d1f6-4466-981e-87c0ffd3dac2</text:p>
          </table:table-cell>
          <table:table-cell table:number-columns-repeated="4"/>
        </table:table-row>
        <table:table-row table:style-name="ro1">
          <table:table-cell office:value-type="string">
            <text:p>5d669296-f8b2-4099-aef5-57497f1c19d5</text:p>
          </table:table-cell>
          <table:table-cell table:number-columns-repeated="4"/>
        </table:table-row>
        <table:table-row table:style-name="ro1">
          <table:table-cell office:value-type="string">
            <text:p>266eb5a8-d1ec-4c7b-9570-807c59763cd0</text:p>
          </table:table-cell>
          <table:table-cell table:number-columns-repeated="4"/>
        </table:table-row>
        <table:table-row table:style-name="ro1">
          <table:table-cell office:value-type="string">
            <text:p>b9d7da2b-53c0-462a-87ae-0e52380a5b86</text:p>
          </table:table-cell>
          <table:table-cell table:number-columns-repeated="4"/>
        </table:table-row>
        <table:table-row table:style-name="ro1">
          <table:table-cell office:value-type="string">
            <text:p>8ec2162a-6bb4-4e29-9607-c9d8d7d8ad55</text:p>
          </table:table-cell>
          <table:table-cell table:number-columns-repeated="4"/>
        </table:table-row>
        <table:table-row table:style-name="ro1">
          <table:table-cell office:value-type="string">
            <text:p>2972df39-23aa-41d5-b8e1-6f4043f1209f</text:p>
          </table:table-cell>
          <table:table-cell table:number-columns-repeated="4"/>
        </table:table-row>
        <table:table-row table:style-name="ro1">
          <table:table-cell office:value-type="string">
            <text:p>33f4698c-bb73-46fc-a401-f6e3a012809c</text:p>
          </table:table-cell>
          <table:table-cell table:number-columns-repeated="4"/>
        </table:table-row>
        <table:table-row table:style-name="ro1">
          <table:table-cell office:value-type="string">
            <text:p>d48a5157-b9a7-4b58-b482-1b8e88658b69</text:p>
          </table:table-cell>
          <table:table-cell table:number-columns-repeated="4"/>
        </table:table-row>
        <table:table-row table:style-name="ro1">
          <table:table-cell office:value-type="string">
            <text:p>992663b3-9376-4481-a37b-b278dba6475a</text:p>
          </table:table-cell>
          <table:table-cell table:number-columns-repeated="4"/>
        </table:table-row>
        <table:table-row table:style-name="ro1">
          <table:table-cell office:value-type="string">
            <text:p>94346492-7691-4dc8-b932-0428db7f5559</text:p>
          </table:table-cell>
          <table:table-cell table:number-columns-repeated="4"/>
        </table:table-row>
        <table:table-row table:style-name="ro1">
          <table:table-cell office:value-type="string">
            <text:p>7841b381-f4f4-479a-a5bb-7d09093773a9</text:p>
          </table:table-cell>
          <table:table-cell table:number-columns-repeated="4"/>
        </table:table-row>
        <table:table-row table:style-name="ro1">
          <table:table-cell office:value-type="string">
            <text:p>b71df6d5-8724-444e-83a5-8f6faafd92a6</text:p>
          </table:table-cell>
          <table:table-cell table:number-columns-repeated="4"/>
        </table:table-row>
        <table:table-row table:style-name="ro1">
          <table:table-cell office:value-type="string">
            <text:p>8c6ac838-2e45-4a2f-b392-45408a4c1dcb</text:p>
          </table:table-cell>
          <table:table-cell table:number-columns-repeated="4"/>
        </table:table-row>
        <table:table-row table:style-name="ro1">
          <table:table-cell office:value-type="string">
            <text:p>da8dda6f-0c6e-4b68-8529-5fb48f19990e</text:p>
          </table:table-cell>
          <table:table-cell table:number-columns-repeated="4"/>
        </table:table-row>
        <table:table-row table:style-name="ro1">
          <table:table-cell office:value-type="string">
            <text:p>8b8d7fbb-e60c-4a4e-b290-9825a36fd470</text:p>
          </table:table-cell>
          <table:table-cell table:number-columns-repeated="4"/>
        </table:table-row>
        <table:table-row table:style-name="ro1">
          <table:table-cell office:value-type="string">
            <text:p>3b68ac04-92c7-46a8-93f5-cab0959def13</text:p>
          </table:table-cell>
          <table:table-cell table:number-columns-repeated="4"/>
        </table:table-row>
        <table:table-row table:style-name="ro1">
          <table:table-cell office:value-type="string">
            <text:p>43b89c55-f709-470f-8bbe-9c700b9a8180</text:p>
          </table:table-cell>
          <table:table-cell table:number-columns-repeated="4"/>
        </table:table-row>
        <table:table-row table:style-name="ro1">
          <table:table-cell office:value-type="string">
            <text:p>a64c25c2-f0ba-41f1-b6c2-bb9648dec861</text:p>
          </table:table-cell>
          <table:table-cell table:number-columns-repeated="4"/>
        </table:table-row>
        <table:table-row table:style-name="ro1">
          <table:table-cell office:value-type="string">
            <text:p>8fdf9793-b991-49e5-81c3-93f94111448b</text:p>
          </table:table-cell>
          <table:table-cell table:number-columns-repeated="4"/>
        </table:table-row>
        <table:table-row table:style-name="ro1">
          <table:table-cell office:value-type="string">
            <text:p>0f7470ea-d7eb-4b45-9b18-4fd16dbc3fd2</text:p>
          </table:table-cell>
          <table:table-cell table:number-columns-repeated="4"/>
        </table:table-row>
        <table:table-row table:style-name="ro1">
          <table:table-cell office:value-type="string">
            <text:p>d6cfc661-d9a7-4b39-b957-2deeaaeae8fe</text:p>
          </table:table-cell>
          <table:table-cell table:number-columns-repeated="4"/>
        </table:table-row>
        <table:table-row table:style-name="ro1">
          <table:table-cell office:value-type="string">
            <text:p>a519a288-2195-4806-af24-f0b66b3bf547</text:p>
          </table:table-cell>
          <table:table-cell table:number-columns-repeated="4"/>
        </table:table-row>
        <table:table-row table:style-name="ro1">
          <table:table-cell office:value-type="string">
            <text:p>1f64aac2-273a-45fe-9173-4c89d55a808a</text:p>
          </table:table-cell>
          <table:table-cell table:number-columns-repeated="4"/>
        </table:table-row>
        <table:table-row table:style-name="ro1">
          <table:table-cell office:value-type="string">
            <text:p>c3c3a87a-ba7b-4fb0-8894-51d2cd6dd186</text:p>
          </table:table-cell>
          <table:table-cell table:number-columns-repeated="4"/>
        </table:table-row>
        <table:table-row table:style-name="ro1">
          <table:table-cell office:value-type="string">
            <text:p>823beac4-b656-4979-94e2-4a520c7cb1ce</text:p>
          </table:table-cell>
          <table:table-cell table:number-columns-repeated="4"/>
        </table:table-row>
        <table:table-row table:style-name="ro1">
          <table:table-cell office:value-type="string">
            <text:p>5604b3b6-e0e7-422e-9ee4-7c52ce5825c3</text:p>
          </table:table-cell>
          <table:table-cell table:number-columns-repeated="4"/>
        </table:table-row>
        <table:table-row table:style-name="ro1">
          <table:table-cell office:value-type="string">
            <text:p>0e92ceb5-cfea-4c4e-be51-774137a9bd67</text:p>
          </table:table-cell>
          <table:table-cell table:number-columns-repeated="4"/>
        </table:table-row>
        <table:table-row table:style-name="ro1">
          <table:table-cell office:value-type="string">
            <text:p>a6821826-5ae2-478e-9d83-7fa1191b4b34</text:p>
          </table:table-cell>
          <table:table-cell table:number-columns-repeated="4"/>
        </table:table-row>
        <table:table-row table:style-name="ro1">
          <table:table-cell office:value-type="string">
            <text:p>ff452d6b-5c0e-4dd4-ab70-2c8f07a5b48e</text:p>
          </table:table-cell>
          <table:table-cell table:number-columns-repeated="4"/>
        </table:table-row>
        <table:table-row table:style-name="ro1">
          <table:table-cell office:value-type="string">
            <text:p>af7c85f3-dac8-4f62-921d-9eee137d72e7</text:p>
          </table:table-cell>
          <table:table-cell table:number-columns-repeated="4"/>
        </table:table-row>
        <table:table-row table:style-name="ro1">
          <table:table-cell office:value-type="string">
            <text:p>dc2e181b-fef6-4a44-a70b-f636900d2ffd</text:p>
          </table:table-cell>
          <table:table-cell table:number-columns-repeated="4"/>
        </table:table-row>
        <table:table-row table:style-name="ro1">
          <table:table-cell office:value-type="string">
            <text:p>3143fd60-175d-4bd0-adb7-02af07b7f951</text:p>
          </table:table-cell>
          <table:table-cell table:number-columns-repeated="4"/>
        </table:table-row>
        <table:table-row table:style-name="ro1">
          <table:table-cell office:value-type="string">
            <text:p>4615b08b-1a68-468d-bbca-0d5a507e1466</text:p>
          </table:table-cell>
          <table:table-cell table:number-columns-repeated="4"/>
        </table:table-row>
        <table:table-row table:style-name="ro1">
          <table:table-cell office:value-type="string">
            <text:p>2b053ab5-86cb-4ea9-b97f-9eaeb7f7bcbd</text:p>
          </table:table-cell>
          <table:table-cell table:number-columns-repeated="4"/>
        </table:table-row>
        <table:table-row table:style-name="ro1">
          <table:table-cell office:value-type="string">
            <text:p>d0146f13-52b0-43d9-bf53-8fdbcf2caed4</text:p>
          </table:table-cell>
          <table:table-cell table:number-columns-repeated="4"/>
        </table:table-row>
        <table:table-row table:style-name="ro1">
          <table:table-cell office:value-type="string">
            <text:p>a8e71b11-6c31-4eb1-9f07-b1bd032329c9</text:p>
          </table:table-cell>
          <table:table-cell table:number-columns-repeated="4"/>
        </table:table-row>
        <table:table-row table:style-name="ro1">
          <table:table-cell office:value-type="string">
            <text:p>e87541da-3b47-4280-affa-4b5e1f70070d</text:p>
          </table:table-cell>
          <table:table-cell table:number-columns-repeated="4"/>
        </table:table-row>
        <table:table-row table:style-name="ro1">
          <table:table-cell office:value-type="string">
            <text:p>bcc60df5-a790-4cac-bb11-5536593d19c9</text:p>
          </table:table-cell>
          <table:table-cell table:number-columns-repeated="4"/>
        </table:table-row>
        <table:table-row table:style-name="ro1">
          <table:table-cell office:value-type="string">
            <text:p>f06e468b-fb87-4488-aa5b-dead36717bdf</text:p>
          </table:table-cell>
          <table:table-cell table:number-columns-repeated="4"/>
        </table:table-row>
        <table:table-row table:style-name="ro1">
          <table:table-cell office:value-type="string">
            <text:p>ea8f2fac-25bc-4d38-8aac-a094ef0a1475</text:p>
          </table:table-cell>
          <table:table-cell table:number-columns-repeated="4"/>
        </table:table-row>
        <table:table-row table:style-name="ro1">
          <table:table-cell office:value-type="string">
            <text:p>a179f23d-0561-43fc-8e41-a9aa38bb2cb2</text:p>
          </table:table-cell>
          <table:table-cell table:number-columns-repeated="4"/>
        </table:table-row>
        <table:table-row table:style-name="ro1">
          <table:table-cell office:value-type="string">
            <text:p>26e768be-0b8f-420b-808a-9708f8025a3b</text:p>
          </table:table-cell>
          <table:table-cell table:number-columns-repeated="4"/>
        </table:table-row>
        <table:table-row table:style-name="ro1">
          <table:table-cell office:value-type="string">
            <text:p>fbee4e77-c178-4284-8d45-0b775c6ab03c</text:p>
          </table:table-cell>
          <table:table-cell table:number-columns-repeated="4"/>
        </table:table-row>
        <table:table-row table:style-name="ro1">
          <table:table-cell office:value-type="string">
            <text:p>43e48b58-d5ea-4914-b7a8-8ec325598c13</text:p>
          </table:table-cell>
          <table:table-cell table:number-columns-repeated="4"/>
        </table:table-row>
        <table:table-row table:style-name="ro1">
          <table:table-cell office:value-type="string">
            <text:p>eab213f6-744f-447f-bf36-f78efdfa5b9c</text:p>
          </table:table-cell>
          <table:table-cell table:number-columns-repeated="4"/>
        </table:table-row>
        <table:table-row table:style-name="ro1">
          <table:table-cell office:value-type="string">
            <text:p>ed9fd2c9-511c-4d61-a0b3-69727cca9303</text:p>
          </table:table-cell>
          <table:table-cell table:number-columns-repeated="4"/>
        </table:table-row>
        <table:table-row table:style-name="ro1">
          <table:table-cell office:value-type="string">
            <text:p>a0015183-3b64-4ba8-a5cf-15b528343080</text:p>
          </table:table-cell>
          <table:table-cell table:number-columns-repeated="4"/>
        </table:table-row>
        <table:table-row table:style-name="ro1">
          <table:table-cell office:value-type="string">
            <text:p>3fdda776-d509-4764-a257-9f0e7acc3713</text:p>
          </table:table-cell>
          <table:table-cell table:number-columns-repeated="4"/>
        </table:table-row>
        <table:table-row table:style-name="ro1">
          <table:table-cell office:value-type="string">
            <text:p>50ecef3e-1418-485e-b8b9-cf871665c398</text:p>
          </table:table-cell>
          <table:table-cell table:number-columns-repeated="4"/>
        </table:table-row>
        <table:table-row table:style-name="ro1">
          <table:table-cell office:value-type="string">
            <text:p>a4da703a-4331-44e0-81d5-bb55f683783e</text:p>
          </table:table-cell>
          <table:table-cell table:number-columns-repeated="4"/>
        </table:table-row>
        <table:table-row table:style-name="ro1">
          <table:table-cell office:value-type="string">
            <text:p>8890ca01-de60-4f98-9b30-68a89c4a5d40</text:p>
          </table:table-cell>
          <table:table-cell table:number-columns-repeated="4"/>
        </table:table-row>
        <table:table-row table:style-name="ro1">
          <table:table-cell office:value-type="string">
            <text:p>51a7b5b9-8316-4a27-a422-bd6d941d835e</text:p>
          </table:table-cell>
          <table:table-cell table:number-columns-repeated="4"/>
        </table:table-row>
        <table:table-row table:style-name="ro1">
          <table:table-cell office:value-type="string">
            <text:p>761650c7-b57f-4e67-8ce6-e84169ea253e</text:p>
          </table:table-cell>
          <table:table-cell table:number-columns-repeated="4"/>
        </table:table-row>
        <table:table-row table:style-name="ro1">
          <table:table-cell office:value-type="string">
            <text:p>fa846b7d-e941-42e9-8884-7c9ca2ba6b4d</text:p>
          </table:table-cell>
          <table:table-cell table:number-columns-repeated="4"/>
        </table:table-row>
        <table:table-row table:style-name="ro1">
          <table:table-cell office:value-type="string">
            <text:p>265a4f11-6c85-4380-8690-671ba487f3ff</text:p>
          </table:table-cell>
          <table:table-cell table:number-columns-repeated="4"/>
        </table:table-row>
        <table:table-row table:style-name="ro1">
          <table:table-cell office:value-type="string">
            <text:p>fb13cedf-0557-49ce-a103-d1c66af6f9f7</text:p>
          </table:table-cell>
          <table:table-cell table:number-columns-repeated="4"/>
        </table:table-row>
        <table:table-row table:style-name="ro1">
          <table:table-cell office:value-type="string">
            <text:p>bf81b1fb-bdb8-4d3d-b665-f19746042a41</text:p>
          </table:table-cell>
          <table:table-cell table:number-columns-repeated="4"/>
        </table:table-row>
        <table:table-row table:style-name="ro1">
          <table:table-cell office:value-type="string">
            <text:p>2cdb0d97-61c5-401d-8e0c-dafac00d4993</text:p>
          </table:table-cell>
          <table:table-cell table:number-columns-repeated="4"/>
        </table:table-row>
        <table:table-row table:style-name="ro1">
          <table:table-cell office:value-type="string">
            <text:p>29d57e82-75c9-4fd2-b24c-1bbd86472a2d</text:p>
          </table:table-cell>
          <table:table-cell table:number-columns-repeated="4"/>
        </table:table-row>
        <table:table-row table:style-name="ro1">
          <table:table-cell office:value-type="string">
            <text:p>885de135-de32-4790-a06b-f2d3d7018c52</text:p>
          </table:table-cell>
          <table:table-cell table:number-columns-repeated="4"/>
        </table:table-row>
        <table:table-row table:style-name="ro1">
          <table:table-cell office:value-type="string">
            <text:p>b5ac00d3-959d-4672-aa4e-32a8c7bbaaab</text:p>
          </table:table-cell>
          <table:table-cell table:number-columns-repeated="4"/>
        </table:table-row>
        <table:table-row table:style-name="ro1">
          <table:table-cell office:value-type="string">
            <text:p>20e06efd-025e-46f8-bca6-06cb66ef02b0</text:p>
          </table:table-cell>
          <table:table-cell table:number-columns-repeated="4"/>
        </table:table-row>
        <table:table-row table:style-name="ro1">
          <table:table-cell office:value-type="string">
            <text:p>67ae91a5-4ef3-4c4c-94d2-0551004f0a17</text:p>
          </table:table-cell>
          <table:table-cell table:number-columns-repeated="4"/>
        </table:table-row>
        <table:table-row table:style-name="ro1">
          <table:table-cell office:value-type="string">
            <text:p>60966f13-f69e-452e-89b2-5a4ca5ccbe80</text:p>
          </table:table-cell>
          <table:table-cell table:number-columns-repeated="4"/>
        </table:table-row>
        <table:table-row table:style-name="ro1">
          <table:table-cell office:value-type="string">
            <text:p>6db96182-a1ca-4d61-9b5d-f0bef1bf6e74</text:p>
          </table:table-cell>
          <table:table-cell table:number-columns-repeated="4"/>
        </table:table-row>
        <table:table-row table:style-name="ro1">
          <table:table-cell office:value-type="string">
            <text:p>9dee44f9-d5ae-4e9f-b4ad-8db6ff1131af</text:p>
          </table:table-cell>
          <table:table-cell table:number-columns-repeated="4"/>
        </table:table-row>
        <table:table-row table:style-name="ro1">
          <table:table-cell office:value-type="string">
            <text:p>e623fb9d-5016-4361-a018-b9ae69cf18f2</text:p>
          </table:table-cell>
          <table:table-cell table:number-columns-repeated="4"/>
        </table:table-row>
        <table:table-row table:style-name="ro1">
          <table:table-cell office:value-type="string">
            <text:p>72505001-06e8-499d-8d1f-dbc022e43dce</text:p>
          </table:table-cell>
          <table:table-cell table:number-columns-repeated="4"/>
        </table:table-row>
        <table:table-row table:style-name="ro1">
          <table:table-cell office:value-type="string">
            <text:p>fe6e03a2-cb08-49cd-b3f6-2bf8ecc7a6bb</text:p>
          </table:table-cell>
          <table:table-cell table:number-columns-repeated="4"/>
        </table:table-row>
        <table:table-row table:style-name="ro1">
          <table:table-cell office:value-type="string">
            <text:p>05913abb-3a38-40f5-8fd2-91d644130b07</text:p>
          </table:table-cell>
          <table:table-cell table:number-columns-repeated="4"/>
        </table:table-row>
        <table:table-row table:style-name="ro1">
          <table:table-cell office:value-type="string">
            <text:p>0496bbcd-2d77-4c92-8352-ecdb4486b4b3</text:p>
          </table:table-cell>
          <table:table-cell table:number-columns-repeated="4"/>
        </table:table-row>
        <table:table-row table:style-name="ro1">
          <table:table-cell office:value-type="string">
            <text:p>f7782afc-37ac-478a-b759-8bb618277bc1</text:p>
          </table:table-cell>
          <table:table-cell table:number-columns-repeated="4"/>
        </table:table-row>
        <table:table-row table:style-name="ro1">
          <table:table-cell office:value-type="string">
            <text:p>ed42e46a-2824-4aad-85c8-a65db98bb90b</text:p>
          </table:table-cell>
          <table:table-cell table:number-columns-repeated="4"/>
        </table:table-row>
        <table:table-row table:style-name="ro1">
          <table:table-cell office:value-type="string">
            <text:p>44c71831-f747-457c-8154-5c9c9be1e4f1</text:p>
          </table:table-cell>
          <table:table-cell table:number-columns-repeated="4"/>
        </table:table-row>
        <table:table-row table:style-name="ro1">
          <table:table-cell office:value-type="string">
            <text:p>822efde3-1ba4-495e-8038-5f3576ed3c2a</text:p>
          </table:table-cell>
          <table:table-cell table:number-columns-repeated="4"/>
        </table:table-row>
        <table:table-row table:style-name="ro1">
          <table:table-cell office:value-type="string">
            <text:p>2a6f2068-54b8-48ee-83e8-368bcd6ea78e</text:p>
          </table:table-cell>
          <table:table-cell table:number-columns-repeated="4"/>
        </table:table-row>
        <table:table-row table:style-name="ro1">
          <table:table-cell office:value-type="string">
            <text:p>a4b40de8-39d4-4af2-a368-5d40c75726b8</text:p>
          </table:table-cell>
          <table:table-cell table:number-columns-repeated="4"/>
        </table:table-row>
        <table:table-row table:style-name="ro1">
          <table:table-cell office:value-type="string">
            <text:p>a4921f12-699d-483d-a0cb-5d4de05be2c6</text:p>
          </table:table-cell>
          <table:table-cell table:number-columns-repeated="4"/>
        </table:table-row>
        <table:table-row table:style-name="ro1">
          <table:table-cell office:value-type="string">
            <text:p>029c63fe-7866-4c84-8c00-e5e0d78d5925</text:p>
          </table:table-cell>
          <table:table-cell table:number-columns-repeated="4"/>
        </table:table-row>
        <table:table-row table:style-name="ro1">
          <table:table-cell office:value-type="string">
            <text:p>bd176dde-8ed1-4609-8d93-04136f493363</text:p>
          </table:table-cell>
          <table:table-cell table:number-columns-repeated="4"/>
        </table:table-row>
        <table:table-row table:style-name="ro1">
          <table:table-cell office:value-type="string">
            <text:p>6a355d40-2c78-4e0f-adcf-67dab8f33596</text:p>
          </table:table-cell>
          <table:table-cell table:number-columns-repeated="4"/>
        </table:table-row>
        <table:table-row table:style-name="ro1">
          <table:table-cell office:value-type="string">
            <text:p>10ab8016-3416-4bc0-8f68-da16b9609c5f</text:p>
          </table:table-cell>
          <table:table-cell table:number-columns-repeated="4"/>
        </table:table-row>
        <table:table-row table:style-name="ro1">
          <table:table-cell office:value-type="string">
            <text:p>9923448c-707f-4f6e-a889-67c02f96cea3</text:p>
          </table:table-cell>
          <table:table-cell table:number-columns-repeated="4"/>
        </table:table-row>
        <table:table-row table:style-name="ro1">
          <table:table-cell office:value-type="string">
            <text:p>230347ea-b568-4fe8-889e-f28c94b7a081</text:p>
          </table:table-cell>
          <table:table-cell table:number-columns-repeated="4"/>
        </table:table-row>
        <table:table-row table:style-name="ro1">
          <table:table-cell office:value-type="string">
            <text:p>39455fd5-caa2-44e1-92d1-da7c3cac1d54</text:p>
          </table:table-cell>
          <table:table-cell table:number-columns-repeated="4"/>
        </table:table-row>
        <table:table-row table:style-name="ro1">
          <table:table-cell office:value-type="string">
            <text:p>5d7e7d2c-e60f-4ec9-b24a-902859233dfa</text:p>
          </table:table-cell>
          <table:table-cell table:number-columns-repeated="4"/>
        </table:table-row>
        <table:table-row table:style-name="ro1">
          <table:table-cell office:value-type="string">
            <text:p>d042bfe9-5a68-4920-a9c2-c27f09f16296</text:p>
          </table:table-cell>
          <table:table-cell table:number-columns-repeated="4"/>
        </table:table-row>
        <table:table-row table:style-name="ro1">
          <table:table-cell office:value-type="string">
            <text:p>0c7b0113-cb63-4ed9-ab14-a53372a8cebe</text:p>
          </table:table-cell>
          <table:table-cell table:number-columns-repeated="4"/>
        </table:table-row>
        <table:table-row table:style-name="ro1">
          <table:table-cell office:value-type="string">
            <text:p>fdc8a44f-e07f-490c-aa73-7548d7d23926</text:p>
          </table:table-cell>
          <table:table-cell table:number-columns-repeated="4"/>
        </table:table-row>
        <table:table-row table:style-name="ro1">
          <table:table-cell office:value-type="string">
            <text:p>db41dd00-8b98-4c1d-bd6e-f7fd8df60f9d</text:p>
          </table:table-cell>
          <table:table-cell table:number-columns-repeated="4"/>
        </table:table-row>
        <table:table-row table:style-name="ro1">
          <table:table-cell office:value-type="string">
            <text:p>00cfa4a9-de74-4ff4-b173-d9c14f5f5c42</text:p>
          </table:table-cell>
          <table:table-cell table:number-columns-repeated="4"/>
        </table:table-row>
        <table:table-row table:style-name="ro1">
          <table:table-cell office:value-type="string">
            <text:p>be767775-4929-405c-ac2f-684997528663</text:p>
          </table:table-cell>
          <table:table-cell table:number-columns-repeated="4"/>
        </table:table-row>
        <table:table-row table:style-name="ro1">
          <table:table-cell office:value-type="string">
            <text:p>ea9db5b9-0227-4552-9928-1f6ca3bee122</text:p>
          </table:table-cell>
          <table:table-cell table:number-columns-repeated="4"/>
        </table:table-row>
        <table:table-row table:style-name="ro1">
          <table:table-cell office:value-type="string">
            <text:p>ed5016c1-28d9-4753-ad0d-bf691aa9f0a6</text:p>
          </table:table-cell>
          <table:table-cell table:number-columns-repeated="4"/>
        </table:table-row>
        <table:table-row table:style-name="ro1">
          <table:table-cell office:value-type="string">
            <text:p>98a35812-c3b0-4476-8cb4-8ba0aa2179bf</text:p>
          </table:table-cell>
          <table:table-cell table:number-columns-repeated="4"/>
        </table:table-row>
        <table:table-row table:style-name="ro1">
          <table:table-cell office:value-type="string">
            <text:p>794c79cb-1edc-422c-920d-c0fa118d07be</text:p>
          </table:table-cell>
          <table:table-cell table:number-columns-repeated="4"/>
        </table:table-row>
        <table:table-row table:style-name="ro1">
          <table:table-cell office:value-type="string">
            <text:p>4f43e047-9d8a-4acd-8047-20f4d9445fc7</text:p>
          </table:table-cell>
          <table:table-cell table:number-columns-repeated="4"/>
        </table:table-row>
        <table:table-row table:style-name="ro1">
          <table:table-cell office:value-type="string">
            <text:p>cc6de27f-6d68-4a33-bf5e-f83758511dbf</text:p>
          </table:table-cell>
          <table:table-cell table:number-columns-repeated="4"/>
        </table:table-row>
        <table:table-row table:style-name="ro1">
          <table:table-cell office:value-type="string">
            <text:p>4afcfd48-383e-4613-b85e-6b4a27a5faf2</text:p>
          </table:table-cell>
          <table:table-cell table:number-columns-repeated="4"/>
        </table:table-row>
        <table:table-row table:style-name="ro1">
          <table:table-cell office:value-type="string">
            <text:p>966f1a7e-fa78-4f4e-9204-665439a874cb</text:p>
          </table:table-cell>
          <table:table-cell table:number-columns-repeated="4"/>
        </table:table-row>
        <table:table-row table:style-name="ro1">
          <table:table-cell office:value-type="string">
            <text:p>f09e5ee6-af14-44eb-ae19-73e9e693dbdf</text:p>
          </table:table-cell>
          <table:table-cell table:number-columns-repeated="4"/>
        </table:table-row>
        <table:table-row table:style-name="ro1">
          <table:table-cell office:value-type="string">
            <text:p>296e5d52-2bfd-4b7c-926d-8cc519f02dfa</text:p>
          </table:table-cell>
          <table:table-cell table:number-columns-repeated="4"/>
        </table:table-row>
        <table:table-row table:style-name="ro1">
          <table:table-cell office:value-type="string">
            <text:p>2f986116-abd9-461d-a4f4-ee50d9447446</text:p>
          </table:table-cell>
          <table:table-cell table:number-columns-repeated="4"/>
        </table:table-row>
        <table:table-row table:style-name="ro1">
          <table:table-cell office:value-type="string">
            <text:p>47934969-f443-4dca-a2a2-6877147ce7f7</text:p>
          </table:table-cell>
          <table:table-cell table:number-columns-repeated="4"/>
        </table:table-row>
      </table:table>
      <table:table table:name="Ark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2">2023-02-12</text:date>, <text:time>11:51:15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brandt</meta:initial-creator>
    <meta:creation-date>2023-01-04T17:54:38.43</meta:creation-date>
    <meta:generator>OpenOffice/4.1.10$Win32 OpenOffice.org_project/4110m2$Build-9807</meta:generator>
    <dc:date>2023-02-12T11:51:15.21</dc:date>
    <dc:creator>chris brandt</dc:creator>
    <meta:editing-duration>PT1H42M5S</meta:editing-duration>
    <meta:editing-cycles>17</meta:editing-cycles>
    <meta:document-statistic meta:table-count="3" meta:cell-count="1000" meta:object-count="0"/>
  </office:meta>
</office:document-meta>
</file>